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60000000B65D7B3F22.png" manifest:media-type="image/png"/>
  <manifest:file-entry manifest:full-path="Pictures/1000020100000186000000FB25011A9E.png" manifest:media-type="image/png"/>
  <manifest:file-entry manifest:full-path="Pictures/10000201000002330000019E8ACB4F33.png" manifest:media-type="image/png"/>
  <manifest:file-entry manifest:full-path="Pictures/1000020100000180000000E3B56A633D.png" manifest:media-type="image/png"/>
  <manifest:file-entry manifest:full-path="Pictures/10000201000002C50000017E0D2CB7D7.png" manifest:media-type="image/png"/>
  <manifest:file-entry manifest:full-path="Pictures/10000201000001740000009913319101.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Nubes" style:family="table">
      <style:table-properties style:width="6.6875in" fo:margin-left="-0.0167in" table:align="left" style:writing-mode="lr-tb"/>
    </style:style>
    <style:style style:name="Nubes.A" style:family="table-column">
      <style:table-column-properties style:column-width="0.6771in"/>
    </style:style>
    <style:style style:name="Nubes.B" style:family="table-column">
      <style:table-column-properties style:column-width="0.6354in"/>
    </style:style>
    <style:style style:name="Nubes.C" style:family="table-column">
      <style:table-column-properties style:column-width="0.5625in"/>
    </style:style>
    <style:style style:name="Nubes.D" style:family="table-column">
      <style:table-column-properties style:column-width="0.8125in"/>
    </style:style>
    <style:style style:name="Nubes.E" style:family="table-column">
      <style:table-column-properties style:column-width="0.5313in"/>
    </style:style>
    <style:style style:name="Nubes.F" style:family="table-column">
      <style:table-column-properties style:column-width="0.7292in"/>
    </style:style>
    <style:style style:name="Nubes.G" style:family="table-column">
      <style:table-column-properties style:column-width="0.7188in"/>
    </style:style>
    <style:style style:name="Nubes.H" style:family="table-column">
      <style:table-column-properties style:column-width="0.7604in"/>
    </style:style>
    <style:style style:name="Nubes.A1" style:family="table-cell">
      <style:table-cell-properties fo:padding="0.0382in" fo:border-left="0.05pt solid #000000" fo:border-right="none" fo:border-top="0.05pt solid #000000" fo:border-bottom="0.05pt solid #000000"/>
    </style:style>
    <style:style style:name="Nubes.J1" style:family="table-cell">
      <style:table-cell-properties fo:padding="0.0382in" fo:border="0.05pt solid #000000"/>
    </style:style>
    <style:style style:name="Nubes.A2" style:family="table-cell">
      <style:table-cell-properties fo:padding="0.0382in" fo:border-left="0.05pt solid #000000" fo:border-right="none" fo:border-top="none" fo:border-bottom="0.05pt solid #000000"/>
    </style:style>
    <style:style style:name="Nubes.J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language="es" fo:country="ES" style:text-underline-style="none" fo:font-weight="normal"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fo:language="es" fo:country="ES" style:text-underline-style="none" fo:font-weight="normal" style:font-weight-asian="normal" style:font-weight-complex="normal"/>
    </style:style>
    <style:style style:name="P4" style:family="paragraph" style:parent-style-name="Standard">
      <style:paragraph-properties fo:text-align="justify" style:justify-single-word="false"/>
      <style:text-properties fo:language="es" fo:country="ES" style:text-underline-style="none"/>
    </style:style>
    <style:style style:name="P5" style:family="paragraph" style:parent-style-name="Standard">
      <style:paragraph-properties fo:text-align="justify" style:justify-single-word="false"/>
      <style:text-properties fo:language="es" fo:country="ES" fo:font-weight="bold" style:font-weight-asian="bold" style:font-weight-complex="bold"/>
    </style:style>
    <style:style style:name="P6" style:family="paragraph" style:parent-style-name="Standard">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language="es" fo:country="ES" style:text-underline-style="none" style:font-size-asian="12pt" style:font-size-complex="12pt"/>
    </style:style>
    <style:style style:name="P9" style:family="paragraph" style:parent-style-name="Standard">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style:font-name="Times New Roman"/>
    </style:style>
    <style:style style:name="P12" style:family="paragraph" style:parent-style-name="Standard">
      <style:paragraph-properties fo:text-align="justify" style:justify-single-word="false"/>
      <style:text-properties style:font-name="Times New Roman" fo:font-size="12pt" fo:language="es" fo:country="ES" style:text-underline-style="none"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0pt" style:font-size-asian="10pt" style:font-size-complex="10pt"/>
    </style:style>
    <style:style style:name="P14" style:family="paragraph" style:parent-style-name="Standard">
      <style:paragraph-properties fo:text-align="justify" style:justify-single-word="false"/>
      <style:text-properties style:font-name="Times New Roman" fo:font-size="10pt" fo:language="es" fo:country="ES" style:text-underline-style="solid" style:text-underline-width="auto" style:text-underline-color="font-color"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properties fo:font-size="10pt" fo:language="es" fo:country="ES" style:text-underline-style="none" fo:font-weight="normal"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fo:font-weight="normal" style:font-weight-asian="normal" style:font-weight-complex="normal"/>
    </style:style>
    <style:style style:name="P17" style:family="paragraph" style:parent-style-name="Standard">
      <style:paragraph-properties fo:margin-left="-0.0102in" fo:margin-right="0in" fo:text-align="justify" style:justify-single-word="false" fo:text-indent="0in" style:auto-text-indent="false"/>
      <style:text-properties fo:font-size="12pt" fo:language="es" fo:country="ES" style:text-underline-style="none" fo:font-weight="normal" style:font-size-asian="12pt" style:font-weight-asian="normal" style:font-size-complex="12pt" style:font-weight-complex="normal"/>
    </style:style>
    <style:style style:name="P18" style:family="paragraph" style:parent-style-name="Standard">
      <style:paragraph-properties fo:margin-top="0in" fo:margin-bottom="0.1965in"/>
      <style:text-properties style:font-name="Times New Roman" fo:font-size="10pt" style:font-size-asian="10pt" style:font-size-complex="10pt"/>
    </style:style>
    <style:style style:name="P19" style:family="paragraph" style:parent-style-name="Preformatted_20_Text">
      <style:paragraph-properties fo:margin-top="0in" fo:margin-bottom="0.1965in"/>
    </style:style>
    <style:style style:name="P20" style:family="paragraph" style:parent-style-name="Preformatted_20_Text">
      <style:paragraph-properties fo:margin-top="0in" fo:margin-bottom="0.1965in"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1" style:family="paragraph" style:parent-style-name="Preformatted_20_Text">
      <style:paragraph-properties fo:margin-top="0in" fo:margin-bottom="0.1965in"/>
      <style:text-properties style:font-name="Times New Roman"/>
    </style:style>
    <style:style style:name="P22" style:family="paragraph" style:parent-style-name="Preformatted_20_Text">
      <style:paragraph-properties fo:margin-top="0in" fo:margin-bottom="0.1965in"/>
      <style:text-properties style:font-name="Times New Roman" fo:font-size="10pt" style:font-size-asian="10pt" style:font-size-complex="10pt"/>
    </style:style>
    <style:style style:name="P23" style:family="paragraph" style:parent-style-name="Preformatted_20_Text">
      <style:paragraph-properties fo:margin-top="0in" fo:margin-bottom="0.1965in" fo:text-align="justify" style:justify-single-word="false"/>
      <style:text-properties style:font-name="Times New Roman" fo:font-size="10pt" style:font-size-asian="10pt" style:font-size-complex="10pt"/>
    </style:style>
    <style:style style:name="P24" style:family="paragraph" style:parent-style-name="Preformatted_20_Text">
      <style:paragraph-properties fo:margin-top="0in" fo:margin-bottom="0.1965in"/>
      <style:text-properties style:font-name="Times New Roman" fo:font-size="10pt" fo:language="es" fo:country="ES" style:text-underline-style="none" fo:font-weight="normal" style:font-size-asian="10pt" style:font-weight-asian="normal" style:font-size-complex="10pt" style:font-weight-complex="normal"/>
    </style:style>
    <style:style style:name="P25" style:family="paragraph" style:parent-style-name="Preformatted_20_Text">
      <style:paragraph-properties fo:margin-top="0in" fo:margin-bottom="0.1965in"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26" style:family="paragraph" style:parent-style-name="Preformatted_20_Text">
      <style:paragraph-properties fo:margin-top="0in" fo:margin-bottom="0.1965in"/>
      <style:text-properties style:font-name="Times New Roman" fo:font-size="12pt" fo:language="es" fo:country="ES" style:text-underline-style="none" fo:font-weight="normal" style:font-size-asian="12pt" style:font-weight-asian="normal" style:font-size-complex="12pt" style:font-weight-complex="normal"/>
    </style:style>
    <style:style style:name="P27" style:family="paragraph" style:parent-style-name="Preformatted_20_Text">
      <style:paragraph-properties fo:margin-top="0in" fo:margin-bottom="0.1965in"/>
      <style:text-properties style:font-name="Times New Roman" fo:language="es" fo:country="ES" style:text-underline-style="none" fo:font-weight="normal" style:font-weight-asian="normal" style:font-weight-complex="normal"/>
    </style:style>
    <style:style style:name="P28" style:family="paragraph" style:parent-style-name="Preformatted_20_Text">
      <style:paragraph-properties fo:margin-top="0in" fo:margin-bottom="0.1965in" fo:text-align="justify" style:justify-single-word="false"/>
    </style:style>
    <style:style style:name="P29" style:family="paragraph" style:parent-style-name="Preformatted_20_Text">
      <style:paragraph-properties fo:text-align="justify" style:justify-single-word="false"/>
    </style:style>
    <style:style style:name="P30" style:family="paragraph" style:parent-style-name="Preformatted_20_Text">
      <style:text-properties style:font-name="Times New Roman"/>
    </style:style>
    <style:style style:name="P31" style:family="paragraph" style:parent-style-name="Preformatted_20_Text">
      <style:paragraph-properties fo:text-align="justify" style:justify-single-word="false"/>
      <style:text-properties style:font-name="Times New Roman"/>
    </style:style>
    <style:style style:name="P32" style:family="paragraph" style:parent-style-name="Preformatted_20_Text">
      <style:text-properties style:font-name="Times New Roman" fo:font-size="10pt" style:font-size-asian="10pt" style:font-size-complex="10pt"/>
    </style:style>
    <style:style style:name="P33" style:family="paragraph" style:parent-style-name="Preformatted_20_Text">
      <style:paragraph-properties fo:text-align="justify" style:justify-single-word="false"/>
      <style:text-properties style:font-name="Times New Roman" fo:font-size="10pt" style:font-size-asian="10pt" style:font-size-complex="10pt"/>
    </style:style>
    <style:style style:name="P34" style:family="paragraph" style:parent-style-name="Preformatted_20_Text">
      <style:paragraph-properties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35" style:family="paragraph" style:parent-style-name="Preformatted_20_Text">
      <style:paragraph-properties fo:text-align="justify" style:justify-single-word="false"/>
      <style:text-properties style:font-name="Times New Roman" fo:font-size="12pt" fo:language="es" fo:country="ES" style:text-underline-style="none" fo:font-weight="normal" style:font-size-asian="10.5pt" style:font-weight-asian="normal" style:font-size-complex="12pt" style:font-weight-complex="normal"/>
    </style:style>
    <style:style style:name="P36" style:family="paragraph" style:parent-style-name="Preformatted_20_Text">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37" style:family="paragraph" style:parent-style-name="Table_20_Contents">
      <style:paragraph-properties fo:text-align="justify" style:justify-single-word="false"/>
      <style:text-properties fo:font-size="10pt" style:font-size-asian="10pt" style:font-size-complex="10pt"/>
    </style:style>
    <style:style style:name="P38" style:family="paragraph" style:parent-style-name="Standard" style:list-style-name="WW8Num2">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39" style:family="paragraph" style:parent-style-name="Standard" style:list-style-name="WW8Num3">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40" style:family="paragraph" style:parent-style-name="Standard" style:list-style-name="WW8Num5">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1" style:family="paragraph" style:parent-style-name="Standard" style:list-style-name="WW8Num6">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2" style:family="paragraph" style:parent-style-name="Standard" style:list-style-name="WW8Num5">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43" style:family="paragraph" style:parent-style-name="Standard" style:list-style-name="WW8Num7">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45" style:family="paragraph" style:parent-style-name="Standard" style:list-style-name="L1">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46" style:family="paragraph" style:parent-style-name="Standard" style:list-style-name="L2">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47" style:family="paragraph" style:parent-style-name="Standard" style:list-style-name="L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48" style:family="paragraph" style:parent-style-name="Standard" style:list-style-name="L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49" style:family="paragraph" style:parent-style-name="Standard" style:list-style-name="L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0" style:family="paragraph" style:parent-style-name="Standard" style:list-style-name="L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1" style:family="paragraph" style:parent-style-name="Standard" style:list-style-name="L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2" style:family="paragraph" style:parent-style-name="Standard" style:list-style-name="L8">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3" style:family="paragraph" style:parent-style-name="Standard" style:list-style-name="WW8Num6">
      <style:paragraph-properties fo:text-align="justify" style:justify-single-word="false"/>
      <style:text-properties fo:font-size="12pt" fo:language="es" fo:country="ES" style:text-underline-style="none" style:font-size-asian="12pt" style:font-size-complex="12pt"/>
    </style:style>
    <style:style style:name="P54" style:family="paragraph" style:parent-style-name="Standard" style:list-style-name="WW8Num6">
      <style:text-properties fo:font-size="12pt" fo:language="es" fo:country="ES" style:text-underline-style="none" style:font-size-asian="12pt" style:font-size-complex="12pt"/>
    </style:style>
    <style:style style:name="P55" style:family="paragraph" style:parent-style-name="Standard" style:list-style-name="L2">
      <style:paragraph-properties fo:text-align="justify" style:justify-single-word="false"/>
    </style:style>
    <style:style style:name="P56" style:family="paragraph" style:parent-style-name="Standard" style:list-style-name="WW8Num7">
      <style:paragraph-properties fo:text-align="justify" style:justify-single-word="false"/>
    </style:style>
    <style:style style:name="P57" style:family="paragraph" style:parent-style-name="Standard" style:list-style-name="WW8Num6"/>
    <style:style style:name="P58" style:family="paragraph" style:parent-style-name="Standard" style:list-style-name="WW8Num1" style:master-page-name="Standard">
      <style:paragraph-properties fo:text-align="justify" style:justify-single-word="false" style:page-number="auto"/>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59" style:family="paragraph" style:parent-style-name="Text_20_body" style:list-style-name="WW8Num4">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style:font-size-asian="10.5pt" style:font-weight-asian="normal" style:font-weight-complex="normal"/>
    </style:style>
    <style:style style:name="T3" style:family="text">
      <style:text-properties fo:font-size="12pt" style:font-size-asian="12pt" style:font-size-complex="12pt"/>
    </style:style>
    <style:style style:name="T4" style:family="text">
      <style:text-properties fo:font-size="12pt" fo:language="es" fo:country="ES" style:text-underline-style="none" style:font-size-asian="12pt" style:font-size-complex="12pt"/>
    </style:style>
    <style:style style:name="T5" style:family="text">
      <style:text-properties fo:font-size="12pt" fo:language="es" fo:country="ES" style:text-underline-style="none" fo:font-weight="bold" style:font-size-asian="12pt" style:font-weight-asian="bold" style:font-size-complex="12pt" style:font-weight-complex="bold"/>
    </style:style>
    <style:style style:name="T6" style:family="text">
      <style:text-properties fo:font-size="12pt" fo:language="es" fo:country="ES" style:text-underline-style="none" fo:font-weight="normal" style:font-size-asian="12pt" style:font-weight-asian="normal" style:font-size-complex="12pt" style:font-weight-complex="normal"/>
    </style:style>
    <style:style style:name="T7" style:family="text">
      <style:text-properties fo:font-size="12pt" fo:language="es" fo:country="ES" style:text-underline-style="none" fo:font-weight="normal" style:font-size-asian="10.5pt" style:font-weight-asian="normal" style:font-size-complex="12pt" style:font-weight-complex="normal"/>
    </style:style>
    <style:style style:name="T8" style:family="text">
      <style:text-properties fo:font-size="12pt" style:text-underline-style="none" style:font-size-asian="12pt" style:font-size-complex="12pt"/>
    </style:style>
    <style:style style:name="T9" style:family="text">
      <style:text-properties fo:font-size="12pt" style:text-underline-style="none" fo:font-weight="normal" style:font-size-asian="12pt" style:font-weight-asian="normal" style:font-size-complex="12pt" style:font-weight-complex="normal"/>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4pt" style:font-size-asian="14pt" style:font-size-complex="14pt"/>
    </style:style>
    <style:style style:name="T12" style:family="text">
      <style:text-properties fo:font-size="14pt" style:text-underline-style="solid" style:text-underline-width="auto" style:text-underline-color="font-color"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weight="bold" style:font-weight-asian="bold" style:font-weight-complex="bold"/>
    </style:style>
    <style:style style:name="T15" style:family="text">
      <style:text-properties style:font-size-asian="12pt"/>
    </style:style>
    <style:style style:name="T16" style:family="text">
      <style:text-properties fo:font-size="10pt" fo:language="es" fo:country="ES" style:text-underline-style="none" fo:font-weight="normal" style:font-size-asian="10pt" style:font-weight-asian="normal" style:font-size-complex="10pt" style:font-weight-complex="normal"/>
    </style:style>
    <style:style style:name="T17" style:family="text">
      <style:text-properties fo:font-size="10pt" style:font-size-asian="10pt" style:font-size-complex="10pt"/>
    </style:style>
    <style:style style:name="T18" style:family="text">
      <style:text-properties style:font-name="Times New Roman"/>
    </style:style>
    <style:style style:name="T19" style:family="text">
      <style:text-properties style:font-name="Times New Roman" fo:font-size="12pt" fo:language="es" fo:country="ES" style:text-underline-style="none" fo:font-weight="normal" style:font-size-asian="10.5pt" style:font-weight-asian="normal" style:font-size-complex="12pt" style:font-weight-complex="normal"/>
    </style:style>
    <style:style style:name="T20" style:family="text">
      <style:text-properties style:font-name="Times New Roman" fo:font-size="12pt" fo:language="es" fo:country="ES" style:text-underline-style="none" fo:font-weight="normal" style:font-size-asian="12pt" style:font-weight-asian="normal" style:font-size-complex="12pt" style:font-weight-complex="normal"/>
    </style:style>
    <style:style style:name="T21" style:family="text">
      <style:text-properties style:font-name="Times New Roman" fo:font-size="12pt" style:font-size-asian="12pt" style:font-size-complex="12pt"/>
    </style:style>
    <style:style style:name="T22" style:family="text">
      <style:text-properties style:font-name="Times New Roman" fo:font-size="12pt" style:font-size-asian="10.5pt" style:font-size-complex="12pt"/>
    </style:style>
    <style:style style:name="T23" style:family="text">
      <style:text-properties style:font-name="Times New Roman" fo:font-size="10pt" fo:language="es" fo:country="ES" style:text-underline-style="none" fo:font-weight="normal" style:font-size-asian="10pt" style:font-weight-asian="normal" style:font-size-complex="10pt" style:font-weight-complex="normal"/>
    </style:style>
    <style:style style:name="T24" style:family="text">
      <style:text-properties style:font-name="Times New Roman" fo:font-size="10pt" style:font-size-asian="10pt" style:font-size-complex="10pt"/>
    </style:style>
    <style:style style:name="T25" style:family="text">
      <style:text-properties style:font-name="Times New Roman" fo:language="es" fo:country="ES" style:text-underline-style="none" fo:font-weight="normal" style:font-weight-asian="normal" style:font-weight-complex="normal"/>
    </style:style>
    <style:style style:name="T26" style:family="text">
      <style:text-properties fo:language="es" fo:country="ES" style:text-underline-style="none" fo:font-weight="normal" style:font-weight-asian="normal" style:font-weight-complex="normal"/>
    </style:style>
    <style:style style:name="T27" style:family="text">
      <style:text-properties fo:color="#000000" fo:font-size="12pt" fo:language="es" fo:country="ES" style:text-underline-style="none" fo:font-weight="normal" style:font-size-asian="12pt" style:font-weight-asian="normal" style:font-size-complex="12pt" style:font-weight-complex="normal"/>
    </style:style>
    <style:style style:name="fr1" style:family="graphic" style:parent-style-name="Graphics">
      <style:graphic-properties style:wrap="none" style:vertical-pos="from-top" style:vertical-rel="paragraph" style:horizontal-pos="center" style:horizontal-rel="page"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64in" fo:text-indent="-0.25in" fo:margin-left="2.8264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583in" fo:text-indent="-0.25in" fo:margin-left="0.55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83in" fo:text-indent="-0.25in" fo:margin-left="0.80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83in" fo:text-indent="-0.25in" fo:margin-left="1.05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83in" fo:text-indent="-0.25in" fo:margin-left="1.30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83in" fo:text-indent="-0.25in" fo:margin-left="1.5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83in" fo:text-indent="-0.25in" fo:margin-left="1.80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83in" fo:text-indent="-0.25in" fo:margin-left="2.05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83in" fo:text-indent="-0.25in" fo:margin-left="2.30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83in" fo:text-indent="-0.25in" fo:margin-left="2.55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83in" fo:text-indent="-0.25in" fo:margin-left="2.808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37192386" text:style-name="WW8Num1">
        <text:list-item>
          <text:list>
            <text:list-item>
              <text:list>
                <text:list-item>
                  <text:list>
                    <text:list-item>
                      <text:list>
                        <text:list-item>
                          <text:p text:style-name="P58">Cloud Storage.</text:p>
                        </text:list-item>
                      </text:list>
                    </text:list-item>
                  </text:list>
                </text:list-item>
              </text:list>
            </text:list-item>
          </text:list>
        </text:list-item>
      </text:list>
      <text:p text:style-name="P2"><text:tab/></text:p>
      <text:p text:style-name="P6"><text:tab/>El Cloud Storage, o almacenamiento en la nube, es un modelo de almacenamiento basado en redes donde los datos son almacenados en piscinas virtuales de almacenamiento. </text:p>
      <text:p text:style-name="P6"><text:tab/>En las arquitecturas de almacenamiento en la nube, se persiguen cuatro objetivos, la agilidad, o capacidad de mover los datos al sitio adecuado para mejorar su disponibilidad, la escalabilidad, o capacidad de manejar crecientes cargas de trabajo, o de adaptarse para ser capaces de soportarlas, la elasticidad, o la capacidad de escalarse sin limites razonables, y la capacidad de ser multiusuario.</text:p>
      <text:p text:style-name="P6"><text:tab/>El Cloud Storage debe estar formado por servicios distribuidos que deben comportarse como un conjunto, debe ser tolerante a fallos a través de la redundancia de datos, debe ser duradero, sirviéndose de la creación de versiones de los documentos alojados, y debe ser consistente entre las diferentes versiones almacenadas.</text:p>
      <text:p text:style-name="P17"><text:tab/>Las principales preocupaciones de dichas soluciones son la seguridad ante posibles accesos indebidos, la estabilidad de la empresa proveedora, la accesibilidad de la información, y los costes hardware de la solución utilizada.</text:p>
      <text:p text:style-name="P6"><text:tab/>Actualmente, existen dos tipos de instalaciones de Cloud Storage, las realizadas en servidores externos, y las instalaciones locales que el administrador puede acomodar a sus necesidades. </text:p>
      <text:p text:style-name="P6"><text:tab/>En servidores externos, la compañías que ofrecen este servicio establecen una piscina de servidores virtuales en los que se aloja dicho almacenamiento y los pone a disposición del usuario. Este tipo de instalaciones goza de las mayores ventajas del Cloud Storage, que se apoyan en la disposición de grandes servidores de almacenamiento, y la delegación de la tarea de la administración y responsabilidades a la compañía encargada de ofrecer el servicio.</text:p>
      <text:p text:style-name="P6"><text:tab/>En las instalaciones locales, el usuario debe instalar la plataforma de almacenamiento en la nube, adaptarla a sus necesidades, y administrarla adecuadamente con el fin que persigue. Para el objetivo de este proyecto estudiaremos en mayor profundidad las soluciones locales.</text:p>
      <text:p text:style-name="P6"/>
      <text:list xml:id="list700118777" text:style-name="WW8Num2">
        <text:list-item>
          <text:list>
            <text:list-item>
              <text:list>
                <text:list-item>
                  <text:p text:style-name="P38">Almacenamiento en soluciones libres y locales existentes.</text:p>
                </text:list-item>
              </text:list>
            </text:list-item>
          </text:list>
        </text:list-item>
      </text:list>
      <text:p text:style-name="P1"/>
      <text:list xml:id="list94189778" text:style-name="WW8Num3">
        <text:list-item>
          <text:list>
            <text:list-item>
              <text:p text:style-name="P39">Amazon S3.</text:p>
            </text:list-item>
          </text:list>
        </text:list-item>
      </text:list>
      <text:p text:style-name="P3"><text:span text:style-name="T11"><text:tab/></text:span><text:span text:style-name="T3">La plataforma Amazon S3 no se trata expresamente de una plataforma libre, ni de instalacin local, puesto que solo se ofrecen las distintas interfaces de comunicación de esta. Aun así es objeto de estudio debido a que algunas soluciones basan su almacenamiento en esta plataforma.</text:span></text:p>
      <text:p text:style-name="P16"><text:span text:style-name="T4"><text:tab/>La Amazon Simple Storage Service tiene como objetivo ser escalable, tener alta disponibilidad y baja latencia, a un bajo coste. Dispone de tres tipos de interfaces distintas, REST(Representational State Transfer), SOAP(</text:span>Simple Object Access Protocol) y BitTorrent. Las primera interfaz es la m<text:span text:style-name="T4">ás adoptada, se trata de una interfaz para sistemas distribuidos adoptada ampliamente en la World Wide Web. La segunda es una interfaz que cumple el mismo propósito que REST, pero basándose en tecnología XML. La tercera es una de las conocidas tecnologías P2P existentes.</text:span></text:p>
      <text:p text:style-name="P6"><text:tab/>Admite objetos de un tamaño inferior a 5 terabytes de información y los organiza en cubos. Para cada cubo, y objeto, dentro de este, se dispone una lista de control de acceso que permite al usuario disponer de su información. Cada objeto en un cubo puede ser accedido directamente desde internet. Además, cada objeto es una semilla de la red BitTorrent que puede ser utilizada para reducir el ancho de banda utilizado durante la descarga.</text:p>
      <text:p text:style-name="P6"><text:tab/>Puesto que el principal uso de los cubos es almacenar páginas web, cada cubo puede ser configurado para almacenar los registros de acceso en un cubo gemelo, o réplica.</text:p>
      <text:p text:style-name="P6"><text:tab/>Esta solución es capaz de alojar maquinas virtuales que se pueden ejecutar a través de sus interfaces expuestas, y admite redundancia distribuida en su cluster de almacenamiento.</text:p>
      <text:p text:style-name="P6"><text:tab/>Debido a su condición de no tener instalación local, no es posible saber sobre que tipo de <text:soft-page-break/>host funciona dicha solución.</text:p>
      <text:p text:style-name="P6"><text:tab/></text:p>
      <text:list xml:id="list428675097" text:continue-numbering="true" text:style-name="WW8Num3">
        <text:list-item>
          <text:list>
            <text:list-item>
              <text:p text:style-name="P39">OpenNebula.</text:p>
            </text:list-item>
          </text:list>
        </text:list-item>
      </text:list>
      <text:p text:style-name="P8"><text:span text:style-name="T14"><text:tab/></text:span><text:span text:style-name="T1">Aunque la plataforma de Cloud Computing de OpenNebula es compatible con la interfaz </text:span><text:span text:style-name="T1">Amazon EC2 Query Interface, lo que le ofrece compatibilidad con la plataforma de almacenamiento Amazon S3, dicha plataforma goza de un subsistema de almacenamiento propio. </text:span></text:p>
      <text:p text:style-name="P6"><text:tab/>El subsistema está ideado para almacenar máquinas virtuales únicamente. Dicha plataforma se compone de una serie de drivers divididos en dos tipos, data store drivers, o drivers de almacenamiento de datos, y transfer manager drivers, o drivers de gestión de transferencia. Los primeros se encargan de ofrecer las funcionalidades de creación, eliminación y modificación de las máquinas virtuales. Los segundos se encargan de realizar las transferencias a otras localizaciones, clonación y enlace.</text:p>
      <text:p text:style-name="P6"><text:tab/>Los drivers de transferencia proveen a esta solución de una interfaz REST, y no es posible separar los subsistemas de comunicación de los de gestión de almacenamiento y operación de esta nube. No se especifica que disponga de persistencia de datos replicandolos a lo largo del cluster formado por la nube. Los tipos de host donde pueden ser alojada esta solución deben ser servidores Linux.</text:p>
      <text:p text:style-name="P6"/>
      <text:list xml:id="list218503772" text:continue-numbering="true" text:style-name="WW8Num3">
        <text:list-item>
          <text:list>
            <text:list-item>
              <text:p text:style-name="P39">Nimbus.</text:p>
            </text:list-item>
          </text:list>
        </text:list-item>
      </text:list>
      <text:p text:style-name="P4"><text:span text:style-name="T13"><text:tab/></text:span><text:span text:style-name="T10">La plataforma Nimbus utiliza una implementación propia y libre de la API REST(Representational State Transfer) de Amazon S3, llamada Cumulus, para su almacenamiento. Las interfaces que ofrece dicha implementación son de tipo REST y SOAP, y no es posible separar la interfaz de comunicación del almacenamiento subyaciente. Su almacenamiento, al igual que OpenNebula está basado en máquinas virtuales que gestionan sus propios discos, no siendo posible definir un almacenamiento sin sistema operativo. Esta solución permite, sin embargo, realizar replicación distribuida de datos para garantizar la persistencia. Los host que soportan esta solución deben ser servidores Linux.</text:span></text:p>
      <text:p text:style-name="P6"/>
      <text:list xml:id="list1309915206" text:continue-numbering="true" text:style-name="WW8Num3">
        <text:list-item>
          <text:list>
            <text:list-item>
              <text:p text:style-name="P39">OpenStack.</text:p>
            </text:list-item>
          </text:list>
        </text:list-item>
      </text:list>
      <text:p text:style-name="P3"><text:span text:style-name="T11"><text:tab/></text:span><text:span text:style-name="T3">Dicha solución se divide en tres partes bien diferenciadas para ofrecer una nube personal, estas son Nova, para la ejecución de software, Swift, para el almacenamiento, y Glance, para la gestión de imágenes virtuales. Esto le ofrece la capacidad de poder instalar solo el componente necesario para las necesidades del usuario. Swift es capaz de almacenar objetos o bloques indistintamente, permitiendo no solo el almacenamiento de imágenes virtuales, sino de cualquier tipo de información. </text:span></text:p>
      <text:p text:style-name="P6"><text:tab/>Esta solución es escalable, distribuida, admite redundancia de datos, y propone al usuario una API de programación. Dicha API es compatible con las soluciones de almacenamiento masivo NetApp, Nexenta, SolidFire y Amazon S3. Debido a esto, admite comunicaciones a través de una interfaz REST o SOAP. El soporte de bloques permite que cualquier dispositivo de bloques(p. e. un disco duro, una cinta magnética, o una imagen virtual) pueda añadirse al sistema de almacenamiento distribuido de forma transparente.</text:p>
      <text:p text:style-name="P6"><text:tab/>Su organización se basa en clusteres de almacenamiento, y cada objeto se distribuye entre diferentes nodos de la red. El sistema garantiza la persistencia de bloques y capacidad de realizar instantaneas(snapshots) del almacenamiento para labores de salvaguardas.</text:p>
      <text:p text:style-name="P6"><text:tab/>Una vez más el tipo de servidor que es capaz de alojarlo es un servidor Linux.</text:p>
      <text:p text:style-name="P6"/>
      <text:list xml:id="list1194947369" text:continue-numbering="true" text:style-name="WW8Num3">
        <text:list-item>
          <text:list>
            <text:list-item>
              <text:p text:style-name="P39">OpenQRM.</text:p>
            </text:list-item>
          </text:list>
        </text:list-item>
      </text:list>
      <text:p text:style-name="P3"><text:span text:style-name="T11"><text:tab/></text:span><text:span text:style-name="T3">En <text:s/>el caso de OpenQRM nos encontramos con una solución propia, basada en el sistema de plugins para la plataforma. Dichos plugins se encargan de dar soporte por separado a los distintos tipos de almacenamientos reales en las distintas máquinas. Para ello, proveen al usuario de una interfaz SOAP. Su tipo de almacenamiento es basado en máquinas virtuales y no admite replicación de datos a lo largo del cluster.</text:span></text:p>
      <text:p text:style-name="P6"><text:soft-page-break/><text:tab/>Entre ellos podemos encontrarnos los siguientes plugins, que nos dan una idea del tipo de almacenamiento tratado: netapp-storage, nfs-storage, local-storage, iscsi-storage, lvm-storage, xen-storage y kvm-storage.</text:p>
      <text:p text:style-name="P6"><text:tab/>Dicha solución debe ser instalada sobre un servidor Linux.</text:p>
      <text:p text:style-name="P6"/>
      <text:list xml:id="list1760252907" text:continue-numbering="true" text:style-name="WW8Num3">
        <text:list-item>
          <text:list>
            <text:list-item>
              <text:p text:style-name="P39">Eucalyptus.</text:p>
            </text:list-item>
          </text:list>
        </text:list-item>
      </text:list>
      <text:p text:style-name="P3"><text:span text:style-name="T11"><text:tab/></text:span><text:span text:style-name="T3">Entre los distintos componentes de esta solución de Cloud Computing se encuentra el Storage Controller, o controlador de almacenamiento. Dicho componente implementa el sistema de almacenamiento Amazon EBS, Elastic Block Store, el cual provee de dispositivos de bloques brutos a la plataforma, siguiendo la estructura detallada en la plataforma Amazon S3. Esta implementación le permite utilizar las interfaces REST, SOAP y Bittorrent para manejar el almacenamiento, y en este caso es posible separar el subsistema de comunicación del de almacenamiento en servidores distintos.</text:span></text:p>
      <text:p text:style-name="P6"><text:tab/>Los hosts que soportan dicha solución deben ser servidores Linux.</text:p>
      <text:p text:style-name="P6"/>
      <text:list xml:id="list488060700" text:continue-numbering="true" text:style-name="WW8Num3">
        <text:list-item>
          <text:list>
            <text:list-item>
              <text:p text:style-name="P39">CloudStack.</text:p>
            </text:list-item>
          </text:list>
        </text:list-item>
      </text:list>
      <text:p text:style-name="P3"><text:span text:style-name="T11"><text:tab/></text:span><text:span text:style-name="T3">Esta plataforma se nutre de la solución de almacenamiento de OpenStack, Swift, estudiada anteriormente, por tanto, ofrece interfaces REST y SOAP para su comunicación, cualquier tipo de almacenamiento, almacenamiento distribuido a lo largo del cluster, y, a diferencia de OpenStack, es capaz de instalarse sin sistema operativo servidor.</text:span></text:p>
      <text:p text:style-name="P6"/>
      <text:list xml:id="list367886896" text:continue-numbering="true" text:style-name="WW8Num3">
        <text:list-item>
          <text:list>
            <text:list-item>
              <text:p text:style-name="P39">Abiquo Open source edition.</text:p>
            </text:list-item>
          </text:list>
        </text:list-item>
      </text:list>
      <text:p text:style-name="P6"><text:tab/>En esta plataforma nos encontramos con que el almacenamiento es independiente al resto de la plataforma, ofreciendo solo almacenamiento virtual de dos tipos: asistido, o genérico iSCSI. En el caso del almacenamiento asistido la plataforma ofrece almacenamiento como servicio directamente al usuario. En el caso del almacenamiento genérico iSCSI, el usuario dispone de un almacenamiento preconfigurado por el administrador del sistema, habitualmente una máquina virtual. Para ello se apoya en un conjunto de plugins, al igual que OpenQRM, que dan soporte a los siguientes tipos de almacenamiento: LVM y iSCSI Linux, Nexenta, NetApp. Aparte se ofrece una API de desarrollo para facilitar el soporte de otras plataformas como Dell Equallogic, IBM Volume Manager.</text:p>
      <text:p text:style-name="P6"><text:tab/>Esta solución solo ofrece una interfaz REST al usuario, y no ofrece replicación distribuida de forma automática. En este caso no se requiere de ningún sistema operativo para alojar la nube.</text:p>
      <text:p text:style-name="P6"/>
      <text:list xml:id="list1565301138" text:continue-numbering="true" text:style-name="WW8Num3">
        <text:list-item>
          <text:p text:style-name="P39">Comparación de soluciones.</text:p>
        </text:list-item>
      </text:list>
      <text:p text:style-name="P7"><text:tab/>La mayor parte de las soluciones estudiadas implementan al menos alguna de las interfaces de comunicaci<text:span text:style-name="T15">ón propuestas por la nube de Amazon, además de compartir su tipo de almacenamiento, y, al menos, ofrecen al usuario de almacenamiento basado en máquinas virtuales, sin embargo, no todas ofrecen la oportunidad de realizar una instalación minimalista orientada al almacenamiento. Exceptuando la nube de Abiquo, y por razones obvias, la solución de Amazon, todas deben ser alojadas en servidores Linux, no soportándose la instalación nativa sobre un servidor, o la instalación sobre servidores Windows.</text:span></text:p>
      <text:p text:style-name="P6"><text:tab/>De este amplio abanico de soluciones es necesario destacar el soporte de las tres interfaces habituales por parte de Eucalyptus, y su soporte para distintos tipos de almacenamiento, admitiendo flexibilidad de instalación. Sin embargo, esta poderosa nube está orientada a ofrecer todos los servicios disponibles en cualquier nube habitual(computación, virtualización y almacenamiento), y no es especialmente cómoda para realizar una instalación minimalista, orientada al almacenamiento.</text:p>
      <text:p text:style-name="P7"><text:span text:style-name="T15"><text:tab/>La solución Nimbus, a través de su servidor Cumulus, ofrece una imagen de sencillez si el objetivo perseguido es configurar una nube de almacenamiento, sin embargo su fuerte orientación a requerir máquinas virtuales con sistemas operativos propios hacen que la solución pierda atractivo. OpenNebula y OpenQRM, disponen de características similares, conformando las soluciones más rígidas de todas, pero a la vez las más sencillas de administrar. Además, su implementación basada </text:span><text:soft-page-break/><text:span text:style-name="T15">en drivers o plugins les ofrece facilidad de desarrollo de código y alta modularidad.</text:span></text:p>
      <text:p text:style-name="P6"><text:tab/>Las soluciones Openstack y Cloudstack ofrecen alta flexibilidad de instalación, una modularización aceptable, y por tanto, facilidad de mantenimiento de código, y la posibilidad de hacer instalaciones minimalistas orientadas a cada uno de sus servicios por separado. Esta última característica las convierten en plataformas adecuadas para cualquier tipo de desarrollo sobre cualquiera de sus servicios.</text:p>
      <text:p text:style-name="P6"><text:tab/>Las características de las distintas plataformas se resumen en la siguiente tabla:</text:p>
      <text:p text:style-name="P6"/>
      <text:p text:style-name="P6"><text:tab/></text:p>
      <table:table table:name="Nubes" table:style-name="Nubes">
        <table:table-column table:style-name="Nubes.A"/>
        <table:table-column table:style-name="Nubes.B"/>
        <table:table-column table:style-name="Nubes.C"/>
        <table:table-column table:style-name="Nubes.D"/>
        <table:table-column table:style-name="Nubes.E"/>
        <table:table-column table:style-name="Nubes.F"/>
        <table:table-column table:style-name="Nubes.G"/>
        <table:table-column table:style-name="Nubes.H"/>
        <table:table-column table:style-name="Nubes.F"/>
        <table:table-column table:style-name="Nubes.E"/>
        <table:table-row>
          <table:table-cell table:style-name="Nubes.A1" table:number-columns-spanned="2" office:value-type="string">
            <text:p text:style-name="P37">Caracter<text:span text:style-name="T26">í</text:span>stica / Nube</text:p>
            <text:p text:style-name="P37"><text:s/></text:p>
          </table:table-cell>
          <table:covered-table-cell/>
          <table:table-cell table:style-name="Nubes.A1" office:value-type="string">
            <text:p text:style-name="P37">Amazon S3</text:p>
          </table:table-cell>
          <table:table-cell table:style-name="Nubes.A1" office:value-type="string">
            <text:p text:style-name="P37">OpenNebula</text:p>
          </table:table-cell>
          <table:table-cell table:style-name="Nubes.A1" office:value-type="string">
            <text:p text:style-name="P37">Nimbus</text:p>
          </table:table-cell>
          <table:table-cell table:style-name="Nubes.A1" office:value-type="string">
            <text:p text:style-name="P37">OpenStack</text:p>
          </table:table-cell>
          <table:table-cell table:style-name="Nubes.A1" office:value-type="string">
            <text:p text:style-name="P37">OpenQRM</text:p>
          </table:table-cell>
          <table:table-cell table:style-name="Nubes.A1" office:value-type="string">
            <text:p text:style-name="P37">Eucalyptus</text:p>
          </table:table-cell>
          <table:table-cell table:style-name="Nubes.A1" office:value-type="string">
            <text:p text:style-name="P37">Cloudstack</text:p>
          </table:table-cell>
          <table:table-cell table:style-name="Nubes.J1" office:value-type="string">
            <text:p text:style-name="P37">Abiquo O.S.E.</text:p>
          </table:table-cell>
        </table:table-row>
        <table:table-row>
          <table:table-cell table:style-name="Nubes.A2" table:number-rows-spanned="3" office:value-type="string">
            <text:p text:style-name="P37">APIs soportadas</text:p>
          </table:table-cell>
          <table:table-cell table:style-name="Nubes.A2" office:value-type="string">
            <text:p text:style-name="P37">REST</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SOAP</text:p>
          </table:table-cell>
          <table:table-cell table:style-name="Nubes.A2" office:value-type="string">
            <text:p text:style-name="P37">Si </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covered-table-cell/>
          <table:table-cell table:style-name="Nubes.A2" office:value-type="string">
            <text:p text:style-name="P37">Bittorrent</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J2" office:value-type="string">
            <text:p text:style-name="P37">No</text:p>
          </table:table-cell>
        </table:table-row>
        <table:table-row>
          <table:table-cell table:style-name="Nubes.A2" table:number-columns-spanned="2" office:value-type="string">
            <text:p text:style-name="P37">Comunicaci<text:span text:style-name="T26">ón independiente de almacenamiento</text:span></text:p>
          </table:table-cell>
          <table:covered-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table-cell table:style-name="Nubes.A2" table:number-rows-spanned="2" office:value-type="string">
            <text:p text:style-name="P37">Tipo almacenamiento</text:p>
          </table:table-cell>
          <table:table-cell table:style-name="Nubes.A2" office:value-type="string">
            <text:p text:style-name="P37">M.V.</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Pur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table-cell table:style-name="Nubes.A2" table:number-columns-spanned="2" office:value-type="string">
            <text:p text:style-name="P37">Cluster de replicaci<text:span text:style-name="T26">ón</text:span></text:p>
          </table:table-cell>
          <table:covered-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table-cell table:style-name="Nubes.A2" table:number-rows-spanned="3" office:value-type="string">
            <text:p text:style-name="P37">Host</text:p>
          </table:table-cell>
          <table:table-cell table:style-name="Nubes.A2" office:value-type="string">
            <text:p text:style-name="P37">No requerido</text:p>
          </table:table-cell>
          <table:table-cell table:style-name="Nubes.A2" office:value-type="string">
            <text:p text:style-name="P37">?</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Linux</text:p>
          </table:table-cell>
          <table:table-cell table:style-name="Nubes.A2" office:value-type="string">
            <text:p text:style-name="P37">?</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covered-table-cell/>
          <table:table-cell table:style-name="Nubes.A2" office:value-type="string">
            <text:p text:style-name="P37">Windows</text:p>
          </table:table-cell>
          <table:table-cell table:style-name="Nubes.A2" office:value-type="string">
            <text:p text:style-name="P37">?</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J2" office:value-type="string">
            <text:p text:style-name="P37">No</text:p>
          </table:table-cell>
        </table:table-row>
      </table:table>
      <text:p text:style-name="P1"/>
      <text:list xml:id="list1256326383" text:continue-numbering="true" text:style-name="WW8Num3">
        <text:list-item>
          <text:p text:style-name="P39">Swiftness.</text:p>
        </text:list-item>
      </text:list>
      <text:p text:style-name="P6"><text:tab/>El objetivo principal de Swiftness es ofrecer drivers de código abierto, para los distintos sistemas operativos existentes, y para la administración de las soluciones de almacenamiento distribuidos basadas en Swift de OpenStack. Swift nos ofrece la posibilidad de disponer del almacenamiento requerido en nuestra propia nube privada, prescindiendo de componentes innecesarios como los de computación en la nube o administración de maquinas virtuales. Al no estar su almacenamiento orientado exclusivamente al alojamiento de máquinas virtuales, Swift se convierte en una solución perfecta para establecer modelo de negocio que quiera mantener datos de forma segura en la red, pudiéndose plantear un modelo de negocio basado en la instalación y mantenimiento de nubes privadas, de almacenamiento o de computación. Swiftness permitirá acelerar cualquier tarea relacionada con el almacenamiento permitiendo mejorar el margen de beneficios en dichos servicios.</text:p>
      <text:p text:style-name="P6"><text:tab/>Para ello Swiftness propone una capa de abstracción de software que se interpondrá entre el núcleo del sistema operativo y el sistema de ficheros del cliente.</text:p>
      <text:p text:style-name="P6"/>
      <text:list xml:id="list112331006" text:continue-numbering="true" text:style-name="WW8Num3">
        <text:list-item>
          <text:p text:style-name="P39">Swift.</text:p>
        </text:list-item>
      </text:list>
      <text:p text:style-name="P6"><text:tab/>Este componente de la nube propuesta por Openstack se compone de cuatro servidores que se comunican para ofrecer el servicio propuesto. Estos son, un servidor de cuentas, un servidor de contenedores, un servidor de objetos y un servidor proxy para distribuir las peticiones entre el resto de servidores. De esta forma, para realizar cualquier transacción, el cliente deberá solicitar, al servidor de cuentas, acceso a la plataforma. Validado su acceso, dispondrá de acceso al contenedor asociado a su cuenta, y a los objetos asociados a este contenedor, cada uno de ellos gestionado por su servidor correspondiente. El cliente debe comunicarse con el servidor proxy para realizar cualquier petición, el cual ejerce de fachada aislando al resto de servidores. La organización de <text:soft-page-break/>estos seria la siguiente:</text:p>
      <text:p text:style-name="P6"><text:tab/></text:p>
      <text:p text:style-name="P7"><draw:frame draw:style-name="fr1" draw:name="gráficos4" text:anchor-type="char" svg:y="0in" svg:width="3.8736in" svg:height="1.5925in" draw:z-index="2"><draw:image xlink:href="Pictures/10000201000001740000009913319101.png" xlink:type="simple" xlink:show="embed" xlink:actuate="onLoad"/></draw:frame><text:span text:style-name="T13"><text:tab/></text:span><text:span text:style-name="T15">Para el objetivo de este proyecto, todos los servidores pueden ser tratados como una caja negra que se dedica al almacenamiento y distribución de datos, excepto el servidor proxy del cual estudiaremos en mayor profundidad su API.</text:span></text:p>
      <text:p text:style-name="P6"><text:tab/></text:p>
      <text:list xml:id="list315206222" text:continue-numbering="true" text:style-name="WW8Num3">
        <text:list-item>
          <text:list>
            <text:list-item>
              <text:p text:style-name="P39">Swift proxy server.</text:p>
            </text:list-item>
          </text:list>
        </text:list-item>
      </text:list>
      <text:p text:style-name="P6"><text:tab/>La comunicación con este componente, se basa en el envio de peticiones HTTP. Dichas peticiones se gestionan mediante el uso de la operación GET, y deben contener unas cabeceras específicas para reconocer los distintos tipos de peticiones. Dichas peticiones disponen de una serie de restricciones detalladas a continuación:</text:p>
      <text:p text:style-name="P6"/>
      <text:list xml:id="list1042872294" text:style-name="WW8Num4">
        <text:list-item>
          <text:p text:style-name="P59">El numero máximo de cabeceras por petición es 90.</text:p>
        </text:list-item>
        <text:list-item>
          <text:p text:style-name="P59">La máxima longitud de las cabeceras es 4096 bytes.</text:p>
        </text:list-item>
        <text:list-item>
          <text:p text:style-name="P59">Cada linea de petición no debe tener más de 8192 bytes.</text:p>
        </text:list-item>
        <text:list-item>
          <text:p text:style-name="P59">Una petición no debe exceder el tamaño de 5 gigabytes.</text:p>
        </text:list-item>
        <text:list-item>
          <text:p text:style-name="P59">El nombre de un contenedor no puede ser mayor de 256 bytes.</text:p>
        </text:list-item>
        <text:list-item>
          <text:p text:style-name="P59">El nombre de un objeto no puede ser mayor que 1024 bytes.</text:p>
        </text:list-item>
      </text:list>
      <text:p text:style-name="P6"/>
      <text:p text:style-name="P6"><text:tab/>La operaciones posibles sobre el almacenamiento se dividen entre los tres servidores de gestión de este. Detallamos a continuación las operaciones relevantes:</text:p>
      <text:p text:style-name="P6"/>
      <text:list xml:id="list1231454465" text:style-name="WW8Num5">
        <text:list-item>
          <text:p text:style-name="P40">Servidor de cuentas.</text:p>
          <text:list>
            <text:list-item>
              <text:p text:style-name="P42">Listado de contenedores.</text:p>
            </text:list-item>
          </text:list>
        </text:list-item>
        <text:list-item>
          <text:p text:style-name="P40">Servidor de contenedores.</text:p>
          <text:list>
            <text:list-item>
              <text:p text:style-name="P42">Listado de objetos en el contenedor.</text:p>
            </text:list-item>
            <text:list-item>
              <text:p text:style-name="P42">Creación de contenedores.</text:p>
            </text:list-item>
            <text:list-item>
              <text:p text:style-name="P42">Eliminación de contenedores.</text:p>
            </text:list-item>
          </text:list>
        </text:list-item>
        <text:list-item>
          <text:p text:style-name="P40">Servidor de objetos.</text:p>
          <text:list>
            <text:list-item>
              <text:p text:style-name="P42">Recuperación de objetos.</text:p>
            </text:list-item>
            <text:list-item>
              <text:p text:style-name="P42">Creación/actualización de objetos.</text:p>
            </text:list-item>
            <text:list-item>
              <text:p text:style-name="P42">Copia de objetos.</text:p>
            </text:list-item>
            <text:list-item>
              <text:p text:style-name="P42">Eliminación de objetos.</text:p>
            </text:list-item>
          </text:list>
        </text:list-item>
      </text:list>
      <text:p text:style-name="P6"/>
      <text:list xml:id="list1561319404" text:continue-list="list315206222" text:style-name="WW8Num3">
        <text:list-item>
          <text:list>
            <text:list-item>
              <text:p text:style-name="P39">Operaciones en la API.</text:p>
            </text:list-item>
          </text:list>
        </text:list-item>
      </text:list>
      <text:p text:style-name="P6"><text:tab/>Como ya adelantábamos, para interactuar con el servidor proxy se utiliza una interfaz REST, es decir, el servidor espera peticiones HTTP para servir cualquier tipo de fichero disponible, y realizar el control de acceso al almacenamiento.</text:p>
      <text:list xml:id="list797352348" text:continue-numbering="true" text:style-name="WW8Num3">
        <text:list-item>
          <text:list>
            <text:list-item>
              <text:list>
                <text:list-item>
                  <text:p text:style-name="P39">Identificación.</text:p>
                </text:list-item>
              </text:list>
            </text:list-item>
          </text:list>
        </text:list-item>
      </text:list>
      <text:p text:style-name="P6"><text:soft-page-break/><text:tab/>Esta operación es, por razones de seguridad, la primera a realizar de todas las posibles. Para ello hace falta proveer al servidor de un usuario válido y su contraseña a través de la operación GET de la versión 1.1 de HTTP. El servidor nos devolverá un identificador único necesario para realizar cualquier posterior operación. La solicitud es la siguiente:</text:p>
      <text:p text:style-name="P6"/>
      <text:p text:style-name="P11"><text:bookmark text:name="d6e283"/><text:tab/><text:span text:style-name="T17">GET /&lt;api version&gt; HTTP/1.1</text:span></text:p>
      <text:p text:style-name="P32"><text:tab/>Host: &lt;Servidor proxy&gt;</text:p>
      <text:p text:style-name="P32"><text:tab/>X-Auth-User: &lt;usuario&gt;</text:p>
      <text:p text:style-name="P22"><text:tab/>X-Auth-Key: &lt;contraseña&gt;</text:p>
      <text:p text:style-name="P19"><text:tab/><text:span text:style-name="T21">La respuesta tiene la siguiente forma:</text:span></text:p>
      <text:p text:style-name="P21"><text:bookmark text:name="d6e295"/><text:tab/>HTTP/1.1 204 No Content</text:p>
      <text:p text:style-name="P30"><text:tab/>Date: &lt;fecha&gt;</text:p>
      <text:p text:style-name="P30"><text:tab/>Server: &lt;servidor web&gt;</text:p>
      <text:p text:style-name="P30"><text:tab/>X-Storage-Url: &lt;direcci<text:span text:style-name="T16">ó</text:span>n para posteriores accesos&gt;</text:p>
      <text:p text:style-name="P30"><text:tab/>X-Auth-Token: &lt;identificador para posteriores accesos&gt;</text:p>
      <text:p text:style-name="P30"><text:tab/>Content-Length: 0</text:p>
      <text:p text:style-name="P21"><text:tab/>Content-Type: text/plain; charset=UTF-8</text:p>
      <text:p text:style-name="P20"/>
      <text:list xml:id="list1525854585" text:continue-numbering="true" text:style-name="WW8Num3">
        <text:list-item>
          <text:list>
            <text:list-item>
              <text:list>
                <text:list-item>
                  <text:p text:style-name="P39">Listado de contenedores.</text:p>
                </text:list-item>
              </text:list>
            </text:list-item>
          </text:list>
        </text:list-item>
      </text:list>
      <text:p text:style-name="P29"><text:span text:style-name="T7"><text:tab/></text:span><text:span text:style-name="T19">La operaci</text:span><text:span text:style-name="T20">ón de listado de contenedores no requiere ningún parametro en especial, más que el indentificador de sesión obtenido durante la identificación, sin embargo, existen un par de variables configurables de interés general para dicha operación. Las variables se concatenan a la dirección solicitada en la operación GET, separando el listado de variables de la dirección por un interrogante('?'). Dichas variables sirven para describir el formato en que se recibirá el listado,siendo válidos los valores format=json y format=xml, el límite de contenedores que se quieren recibir, configurando la variable limit=N, y la coincidencia desde la cual quiere comenzarse el listado con la variable marker.</text:span></text:p>
      <text:p text:style-name="P36"><text:tab/></text:p>
      <text:p text:style-name="P35"><text:tab/>GET /&lt;api version&gt;/&lt;account&gt;?var1=val1&amp; … &amp; varN=valN HTTP/1.1</text:p>
      <text:p text:style-name="P31"><text:span text:style-name="T7"><text:tab/></text:span>Host: &lt;direcci<text:span text:style-name="T16">ón del servidor&gt;</text:span></text:p>
      <text:p text:style-name="P19"><text:span text:style-name="T18"><text:s/><text:tab/>X-Auth-Token: &lt;identificador de sesi</text:span><text:span text:style-name="T23">ó</text:span><text:span text:style-name="T20">n&gt;</text:span></text:p>
      <text:p text:style-name="P26"><text:tab/>Un ejemplo de respuesta en formato JSON es el siguiente:</text:p>
      <text:p text:style-name="P24"><text:bookmark text:name="d6e412"/><text:tab/>HTTP/1.1 200 OK</text:p>
      <text:p text:style-name="P32"><text:tab/>Date: Tue, 25 Nov 2008 19:39:13 GMT</text:p>
      <text:p text:style-name="P32"><text:tab/>Server: Apache</text:p>
      <text:p text:style-name="P22"><text:tab/>Content-Type: application/json; charset=utf-8</text:p>
      <text:p text:style-name="P27"><text:bookmark text:name="d6e4121"/><text:tab/>[</text:p>
      <text:p text:style-name="P30"><text:tab/> <text:s/>{"name":"test_container_1", "count":2, "bytes":78},</text:p>
      <text:p text:style-name="P30"><text:tab/> <text:s/>{"name":"test_container_2", "count":1, "bytes":17}</text:p>
      <text:p text:style-name="P21"><text:tab/>] </text:p>
      <text:p text:style-name="P21"><text:tab/><text:span text:style-name="T3">En formato XML la respuesta ser</text:span><text:span text:style-name="T6">í</text:span><text:span text:style-name="T3">a de la siguiente forma:</text:span></text:p>
      <text:p text:style-name="P21"><text:bookmark text:name="d6e419"/><text:tab/> <text:s/>HTTP/1.1 200 OK</text:p>
      <text:p text:style-name="P30"><text:soft-page-break/><text:tab/>Date: Tue, 25 Nov 2008 19:42:35 GMT</text:p>
      <text:p text:style-name="P30"><text:tab/>Server: Apache</text:p>
      <text:p text:style-name="P21"><text:tab/>Content-Type: application/xml; charset=utf-8</text:p>
      <text:p text:style-name="P21"><text:tab/>&lt;?xml version="1.0" encoding="UTF-8"?&gt;</text:p>
      <text:p text:style-name="P30"/>
      <text:p text:style-name="P30"><text:tab/>&lt;account name="MichaelBarton"&gt;</text:p>
      <text:p text:style-name="P30"><text:tab/> <text:s/>&lt;container&gt;</text:p>
      <text:p text:style-name="P30"><text:tab/> <text:s text:c="3"/>&lt;name&gt;test_container_1&lt;/name&gt;</text:p>
      <text:p text:style-name="P30"><text:tab/> <text:s text:c="3"/>&lt;count&gt;2&lt;/count&gt;</text:p>
      <text:p text:style-name="P30"><text:tab/> <text:s text:c="3"/>&lt;bytes&gt;78&lt;/bytes&gt;</text:p>
      <text:p text:style-name="P30"><text:tab/> <text:s/>&lt;/container&gt;</text:p>
      <text:p text:style-name="P30"><text:tab/> <text:s/>&lt;container&gt;</text:p>
      <text:p text:style-name="P30"><text:tab/> <text:s text:c="3"/>&lt;name&gt;test_container_2&lt;/name&gt;</text:p>
      <text:p text:style-name="P30"><text:tab/> <text:s text:c="3"/>&lt;count&gt;1&lt;/count&gt;</text:p>
      <text:p text:style-name="P30"><text:tab/> <text:s text:c="3"/>&lt;bytes&gt;17&lt;/bytes&gt;</text:p>
      <text:p text:style-name="P30"><text:tab/> <text:s/>&lt;/container&gt;</text:p>
      <text:p text:style-name="P25"><text:tab/>&lt;/account&gt;</text:p>
      <text:list xml:id="list1048983035" text:continue-numbering="true" text:style-name="WW8Num3">
        <text:list-item>
          <text:list>
            <text:list-item>
              <text:list>
                <text:list-item>
                  <text:p text:style-name="P39">Listado de objetos.</text:p>
                </text:list-item>
              </text:list>
            </text:list-item>
          </text:list>
        </text:list-item>
      </text:list>
      <text:p text:style-name="P10"><text:span text:style-name="T7"><text:tab/>En el caso de los listados de objetos, se dispone de algunas variables de configuraci</text:span><text:span text:style-name="T6">ón adicionales, además de las ya descritas para los listados de contenedores. Estas nuevas variables son <text:s/></text:span><text:bookmark text:name="list-objects4"/><text:span text:style-name="Source_20_Text"><text:span text:style-name="T18">end_marker, para devolver un listado terminado en el valor especificado, prefix, para ofrecer un </text:span></text:span><text:span text:style-name="Source_20_Text"><text:span text:style-name="T18">prefijo que preceda al nombre del objeto y delimiter, para mostrar las ocurrencias listadas hasta el delimitador, desechando el resto de la direcci</text:span></text:span><text:span text:style-name="Source_20_Text"><text:span text:style-name="T20">ón. Un ejemplo de uso de delimitador es aquel en el que solo queremos listar los directorios existentes en la raíz del almacenamiento, para lo cual solo requerimos utilizar el delimitador '/' para obtener el resultado deseado.</text:span></text:span></text:p>
      <text:p text:style-name="P10"><text:span text:style-name="Source_20_Text"><text:span text:style-name="T20"><text:tab/>El formato de la petición es el siguiente:</text:span></text:span></text:p>
      <text:p text:style-name="P29"><text:span text:style-name="Source_20_Text"><text:span text:style-name="T23"/></text:span></text:p>
      <text:p text:style-name="P29"><text:span text:style-name="Source_20_Text"><text:span text:style-name="T23"><text:tab/>GET /&lt;api version&gt;/&lt;account&gt;/&lt;container&gt;[?parm=value] HTTP/1.1</text:span></text:span></text:p>
      <text:p text:style-name="P32"><text:tab/>Host: &lt;servidor&gt;</text:p>
      <text:p text:style-name="P22"><text:tab/>X-Auth-Token: &lt;identificador de sesion&gt;</text:p>
      <text:p text:style-name="P10"><text:span text:style-name="Source_20_Text"><text:span text:style-name="T20"><text:tab/>Un ejemplo de respuesta en formato JSON:</text:span></text:span></text:p>
      <text:p text:style-name="P10"><text:span text:style-name="Source_20_Text"><text:span text:style-name="T20"/></text:span></text:p>
      <text:p text:style-name="P29"><text:span text:style-name="Source_20_Text"><text:span text:style-name="T23"><text:tab/>HTTP/1.1 200 OK</text:span></text:span></text:p>
      <text:p text:style-name="P32"><text:tab/>Date: Tue, 25 Nov 2008 19:39:13 GMT</text:p>
      <text:p text:style-name="P32"><text:tab/>Server: Apache</text:p>
      <text:p text:style-name="P32"><text:tab/>Content-Length: 387</text:p>
      <text:p text:style-name="P22"><text:tab/>Content-Type: application/json; charset=utf-8</text:p>
      <text:p text:style-name="P29"><text:span text:style-name="Source_20_Text"><text:span text:style-name="T23"><text:tab/>[</text:span></text:span></text:p>
      <text:p text:style-name="P32"><text:tab/> <text:s/>{"name":"test_obj_1",</text:p>
      <text:p text:style-name="P32"><text:tab/> <text:s text:c="2"/>"hash":"4281c348eaf83e70ddce0e07221c3d28",</text:p>
      <text:p text:style-name="P32"><text:tab/> <text:s text:c="2"/>"bytes":14,</text:p>
      <text:p text:style-name="P32"><text:tab/> <text:s text:c="2"/>"content_type":"application\/octet-stream",</text:p>
      <text:p text:style-name="P32"><text:tab/> <text:s text:c="3"/>"last_modified":"2009-02-03T05:26:32.612278"},</text:p>
      <text:p text:style-name="P32"><text:tab/> <text:s/>{"name":"test_obj_2",</text:p>
      <text:p text:style-name="P32"><text:tab/> <text:s text:c="2"/>"hash":"b039efe731ad111bc1b0ef221c3849d0",</text:p>
      <text:p text:style-name="P32"><text:tab/> <text:s text:c="2"/>"bytes":64,</text:p>
      <text:p text:style-name="P32"><text:tab/> <text:s text:c="2"/>"content_type":"application\/octet-stream",</text:p>
      <text:p text:style-name="P32"><text:tab/> <text:s text:c="2"/>"last_modified":"2009-02-03T05:26:32.612278"},</text:p>
      <text:p text:style-name="P22"><text:tab/>]</text:p>
      <text:p text:style-name="P23"><text:tab/><text:span text:style-name="T3">En formato XML el servidor responder</text:span><text:span text:style-name="T6">ía lo siguiente:</text:span></text:p>
      <text:p text:style-name="P24"><text:tab/>HTTP/1.1 200 OK</text:p>
      <text:p text:style-name="P32"><text:soft-page-break/><text:tab/>Date: Tue, 25 Nov 2008 19:42:35 GMT</text:p>
      <text:p text:style-name="P32"><text:tab/>Server: Apache</text:p>
      <text:p text:style-name="P32"><text:tab/>Content-Length: 643</text:p>
      <text:p text:style-name="P22"><text:tab/>Content-Type: application/xml; charset=utf-8</text:p>
      <text:p text:style-name="P24"><text:tab/>&lt;?xml version="1.0" encoding="UTF-8"?&gt;</text:p>
      <text:p text:style-name="P32"/>
      <text:p text:style-name="P32"><text:tab/>&lt;container name="test_container_1"&gt;</text:p>
      <text:p text:style-name="P32"><text:tab/> <text:s/>&lt;object&gt;</text:p>
      <text:p text:style-name="P32"><text:tab/> <text:s text:c="3"/>&lt;name&gt;test_object_1&lt;/name&gt;</text:p>
      <text:p text:style-name="P32"><text:tab/> <text:s text:c="3"/>&lt;hash&gt;4281c348eaf83e70ddce0e07221c3d28&lt;/hash&gt;</text:p>
      <text:p text:style-name="P32"><text:tab/> <text:s text:c="3"/>&lt;bytes&gt;14&lt;/bytes&gt;</text:p>
      <text:p text:style-name="P32"><text:tab/> <text:s text:c="3"/>&lt;content_type&gt;application/octet-stream&lt;/content_type&gt;</text:p>
      <text:p text:style-name="P32"><text:tab/> <text:s text:c="3"/>&lt;last_modified&gt;2009-02-03T05:26:32.612278&lt;/last_modified&gt;</text:p>
      <text:p text:style-name="P32"><text:tab/> <text:s/>&lt;/object&gt;</text:p>
      <text:p text:style-name="P32"><text:tab/> <text:s/>&lt;object&gt;</text:p>
      <text:p text:style-name="P32"><text:tab/> <text:s text:c="3"/>&lt;name&gt;test_object_2&lt;/name&gt;</text:p>
      <text:p text:style-name="P32"><text:tab/> <text:s text:c="3"/>&lt;hash&gt;b039efe731ad111bc1b0ef221c3849d0&lt;/hash&gt;</text:p>
      <text:p text:style-name="P32"><text:tab/> <text:s text:c="3"/>&lt;bytes&gt;64&lt;/bytes&gt;</text:p>
      <text:p text:style-name="P32"><text:tab/> <text:s text:c="3"/>&lt;content_type&gt;application/octet-stream&lt;/content_type&gt;</text:p>
      <text:p text:style-name="P32"><text:tab/> <text:s text:c="3"/>&lt;last_modified&gt;2009-02-03T05:26:32.612278&lt;/last_modified&gt;</text:p>
      <text:p text:style-name="P32"><text:tab/> <text:s/>&lt;/object&gt;</text:p>
      <text:p text:style-name="P22"><text:tab/>&lt;/container&gt;</text:p>
      <text:list xml:id="list552491737" text:continue-numbering="true" text:style-name="WW8Num3">
        <text:list-item>
          <text:list>
            <text:list-item>
              <text:list>
                <text:list-item>
                  <text:p text:style-name="P39">Creación de contenedores.</text:p>
                </text:list-item>
              </text:list>
            </text:list-item>
          </text:list>
        </text:list-item>
      </text:list>
      <text:p text:style-name="P13"><text:span text:style-name="Source_20_Text"><text:span text:style-name="T20"><text:tab/>Los contenedores, no son más que compartimentos donde almacenar los objetos, sin embargo, sus nombres deben cumplir las restricciones de no tener una longitud mayor de 256 caracteres, y no contener el carácter '/'. Un ejemplo de petición de creación de un contenedor es el </text:span></text:span><text:span text:style-name="Source_20_Text"><text:span text:style-name="T20">siguiente:</text:span></text:span></text:p>
      <text:p text:style-name="P13"><text:span text:style-name="Source_20_Text"><text:span text:style-name="T20"/></text:span></text:p>
      <text:p text:style-name="P33"><text:span text:style-name="Source_20_Text"><text:span text:style-name="T25"><text:tab/>PUT /&lt;api version&gt;/&lt;account&gt;/&lt;container&gt; HTTP/1.1</text:span></text:span></text:p>
      <text:p text:style-name="P32"><text:tab/>Host: &lt;servidor&gt;</text:p>
      <text:p text:style-name="P22"><text:tab/>X-Auth-Token: &lt;identificador de sesi<text:span text:style-name="T26">ón&gt;</text:span></text:p>
      <text:p text:style-name="P23"><text:span text:style-name="T26"><text:tab/></text:span><text:span text:style-name="T6">La respuesta en este caso:</text:span></text:p>
      <text:p text:style-name="P10"><text:bookmark text:name="d6e682"/><text:span text:style-name="Source_20_Text"><text:span text:style-name="T23"><text:tab/>HTTP/1.1 201 Created</text:span></text:span></text:p>
      <text:p text:style-name="P32"><text:tab/>Date: Thu, 07 Jun 2010 18:50:19 GMT</text:p>
      <text:p text:style-name="P32"><text:tab/>Server: Apache</text:p>
      <text:p text:style-name="P22"><text:tab/>Content-Type: text/plain; charset=UTF-8</text:p>
      <text:p text:style-name="P14"><text:span text:style-name="Source_20_Text"><text:span text:style-name="T23"/></text:span></text:p>
      <text:list xml:id="list1706936815" text:continue-numbering="true" text:style-name="WW8Num3">
        <text:list-item>
          <text:list>
            <text:list-item>
              <text:list>
                <text:list-item>
                  <text:p text:style-name="P39">Eliminación de contenedores.</text:p>
                </text:list-item>
              </text:list>
            </text:list-item>
          </text:list>
        </text:list-item>
      </text:list>
      <text:p text:style-name="P7"><text:tab/>Para la eliminaci<text:span text:style-name="T15">ó</text:span>n de un contenedor, es suficiente con la siguiente petici<text:span text:style-name="T15">ón:</text:span></text:p>
      <text:p text:style-name="P13"><text:span text:style-name="Source_20_Text"><text:span text:style-name="T23"/></text:span></text:p>
      <text:p text:style-name="P29"><text:span text:style-name="Source_20_Text"><text:span text:style-name="T23"><text:tab/>DELETE /&lt;api version&gt;/&lt;account&gt;/&lt;container&gt; HTTP/1.1</text:span></text:span></text:p>
      <text:p text:style-name="P32"><text:tab/>Host: &lt;server&gt;</text:p>
      <text:p text:style-name="P22"><text:tab/>X-Auth-Token: &lt;identificador de sesi<text:span text:style-name="T26">ó</text:span>n&gt;</text:p>
      <text:p text:style-name="P28"><text:span text:style-name="T24"><text:tab/></text:span><text:span text:style-name="T22">Sin embargo deben suceder que el contenedor est</text:span><text:span text:style-name="T20">é vacio para que este pueda ser eliminado. Su borrado es permanente. Su respuesta pudiera ser la siguiente:</text:span></text:p>
      <text:p text:style-name="P25"><text:tab/> HTTP/1.1 204 No Content</text:p>
      <text:p text:style-name="P33"><text:tab/> Date: Thu, 07 Jun 2010 18:57:07 GMT</text:p>
      <text:p text:style-name="P33"><text:tab/> Server: Apache</text:p>
      <text:p text:style-name="P33"><text:tab/> Content-Length: 0</text:p>
      <text:p text:style-name="P25"><text:soft-page-break/><text:tab/> Content-Type: text/plain; charset=UTF-8</text:p>
      <text:list xml:id="list432055569" text:continue-numbering="true" text:style-name="WW8Num3">
        <text:list-item>
          <text:list>
            <text:list-item>
              <text:list>
                <text:list-item>
                  <text:p text:style-name="P39">Recuperación de objetos.</text:p>
                </text:list-item>
              </text:list>
            </text:list-item>
          </text:list>
        </text:list-item>
      </text:list>
      <text:p text:style-name="P10"><text:span text:style-name="T7"><text:tab/>Aunque habitualmente se utiliza la operaci</text:span><text:span text:style-name="T6">ón GET para recuperar objetos del almacenamiento masivo, es posible utilizar las directivas </text:span><text:span text:style-name="T7">If-Match, </text:span>If-None-Match, If-Modified-Since y If-Unmodified-Since definidas en el protocolo RFC2616. Como sus nombres indican, su funcionalidad es hacer condicional la recuperaci<text:span text:style-name="T6">ó</text:span>n del objeto en cuesti<text:span text:style-name="T6">ón, definiendo si se encuentra un objeto que coincida en nombre, que no, o si ha sido modificado desde una fecha determinada.</text:span></text:p>
      <text:p text:style-name="P6"><text:tab/>Existe también un soporte básico para recuperar rangos de memoria dentro del objeto, permitiendo recuperar solo partes de este si no se requiere el objeto completo.</text:p>
      <text:p text:style-name="P6"><text:tab/>Su petición es la siguiente:</text:p>
      <text:p text:style-name="P7"><text:tab/></text:p>
      <text:p text:style-name="P10"><text:span text:style-name="T19"><text:tab/></text:span><text:span text:style-name="T23">GET /&lt;api version&gt;/&lt;account&gt;/&lt;container&gt;/&lt;object&gt; HTTP/1.1</text:span></text:p>
      <text:p text:style-name="P32"><text:tab/>Host: &lt;servidor&gt;</text:p>
      <text:p text:style-name="P22"><text:tab/>X-Auth-Token: &lt;identificador de sesi<text:span text:style-name="T26">ón&gt;</text:span></text:p>
      <text:p text:style-name="P33"><text:span text:style-name="T26"><text:tab/></text:span><text:span text:style-name="T7">Su posible respuesta correspondiente ser</text:span><text:span text:style-name="T6">ía</text:span><text:span text:style-name="T7">:</text:span></text:p>
      <text:p text:style-name="P35"/>
      <text:p text:style-name="P34"><text:tab/>HTTP/1.1 200 Ok</text:p>
      <text:p text:style-name="P32"><text:tab/>Date: Wed, 11 Jul 2010 19:37:41 GMT</text:p>
      <text:p text:style-name="P32"><text:tab/>Server: Apache</text:p>
      <text:p text:style-name="P32"><text:tab/>Last-Modified: Fri, 12 Jun 2010 13:40:18 GMT</text:p>
      <text:p text:style-name="P32"><text:tab/>ETag: b0dffe8254d152d8fd28f3c5e0404a10</text:p>
      <text:p text:style-name="P32"><text:tab/>Content-type: text/html</text:p>
      <text:p text:style-name="P25"><text:tab/>Content-Length: 512000</text:p>
      <text:p text:style-name="P25"><text:tab/>[ ... ]</text:p>
      <text:list xml:id="list1321821845" text:continue-numbering="true" text:style-name="WW8Num3">
        <text:list-item>
          <text:list>
            <text:list-item>
              <text:list>
                <text:list-item>
                  <text:p text:style-name="P39">Creación, o actualización de objetos.</text:p>
                </text:list-item>
              </text:list>
            </text:list-item>
          </text:list>
        </text:list-item>
      </text:list>
      <text:p text:style-name="P10"><text:span text:style-name="T20"><text:tab/>Es posible, y recomendable, que para la creación o actualización de objetos se utilizen sumas MD5 que ayuden a verificar la integridad de este. Está soportada dicha funcionalidad a través <text:s/>del envío de una cabecera especial llamada Etag. Independientemente de si esta cabecera es incluida en la creación del objeto, al recuperarlo, siempre se devolverá el valor de la suma, para que el usuario pueda comprobar su integridad. Si se desea que el objeto expire en un tiempo determinado, o en una fecha, es posible añadir las cabeceras </text:span><text:bookmark text:name="create-update-object"/><text:span text:style-name="Source_20_Text"><text:span text:style-name="T20">X-Delete-At y X-Delete-After. Su petición tiene la siguiente forma:</text:span></text:span></text:p>
      <text:p text:style-name="P34"/>
      <text:p text:style-name="P34"><text:tab/>PUT /&lt;api version&gt;/&lt;account&gt;/&lt;container&gt;/&lt;object&gt; HTTP/1.1</text:p>
      <text:p text:style-name="P32"><text:tab/>Host: &lt;servidor&gt;</text:p>
      <text:p text:style-name="P32"><text:tab/>X-Auth-Token: &lt;identificador de sesi<text:span text:style-name="T26">ón&gt;</text:span></text:p>
      <text:p text:style-name="P32"><text:tab/>ETag: &lt;suma MD5&gt;</text:p>
      <text:p text:style-name="P32"><text:tab/>Content-Length: &lt;longitud en bytes&gt;</text:p>
      <text:p text:style-name="P22"><text:tab/>X-Object-Meta-PIN: 1234</text:p>
      <text:p text:style-name="P34"><text:tab/>[ ... ]</text:p>
      <text:p text:style-name="P34"/>
      <text:p text:style-name="P12"><text:tab/>Su posible respuesta sería:</text:p>
      <text:p text:style-name="P34"><text:tab/></text:p>
      <text:p text:style-name="P34"><text:tab/>HTTP/1.1 201 Created</text:p>
      <text:p text:style-name="P32"><text:tab/>Date: Thu, 07 Jun 2010 18:57:07 GMT</text:p>
      <text:p text:style-name="P32"><text:tab/>Server: Apache</text:p>
      <text:p text:style-name="P32"><text:tab/>ETag: d9f5eb4bba4e2f2f046e54611bc8196b</text:p>
      <text:p text:style-name="P32"><text:tab/>Content-Length: 0</text:p>
      <text:p text:style-name="P22"><text:tab/>Content-Type: text/plain; charset=UTF-8</text:p>
      <text:list xml:id="list1377230337" text:continue-numbering="true" text:style-name="WW8Num3">
        <text:list-item>
          <text:list>
            <text:list-item>
              <text:list>
                <text:list-item>
                  <text:p text:style-name="P39"><text:soft-page-break/>Copia de objetos.</text:p>
                </text:list-item>
              </text:list>
            </text:list-item>
          </text:list>
        </text:list-item>
      </text:list>
      <text:p text:style-name="P13"><text:span text:style-name="Source_20_Text"><text:span text:style-name="T20"><text:tab/>De cometerse un error con el nombre del objeto, al subirlo, o sencillamente querer cambiar su nombre, debería eliminarse el objeto y volverlo a subir, produciendo sobrecarga en las comunicaciones. Esto se evita mediante la copia en servidor de objetos. Esta copia puede realizarse de dos formas. A través de la cabecera X-Copy-From, donde se especificará el contenedor y el objeto que se desea copiar, o mediante la operación COPY. Detallamos sus formas a continuación:</text:span></text:span></text:p>
      <text:p text:style-name="P34"/>
      <text:p text:style-name="P34"><text:tab/>PUT /&lt;api version&gt;/&lt;account&gt;/&lt;container&gt;/&lt;destobject&gt; HTTP/1.1</text:p>
      <text:p text:style-name="P32"><text:tab/>Host: &lt;storage URL&gt;</text:p>
      <text:p text:style-name="P32"><text:tab/>X-Auth-Token: &lt;some-auth-token&gt;</text:p>
      <text:p text:style-name="P32"><text:tab/>X-Copy-From: /&lt;container&gt;/&lt;sourceobject&gt;</text:p>
      <text:p text:style-name="P22"><text:tab/>Content-Length: 0 </text:p>
      <text:p text:style-name="P18"><text:tab/>COPY /&lt;api version&gt;/&lt;account&gt;/&lt;container&gt;/&lt;sourceobject&gt; HTTP/1.1<text:line-break/><text:tab/>Host: &lt;storage URL&gt;<text:line-break/><text:tab/>X-Auth-Token: &lt;some-auth-token&gt;<text:line-break/><text:tab/>Destination: /&lt;container&gt;/&lt;destobject&gt;</text:p>
      <text:list xml:id="list243037325" text:continue-numbering="true" text:style-name="WW8Num3">
        <text:list-item>
          <text:list>
            <text:list-item>
              <text:list>
                <text:list-item>
                  <text:p text:style-name="P39">Eliminación de objetos.</text:p>
                </text:list-item>
              </text:list>
            </text:list-item>
          </text:list>
        </text:list-item>
      </text:list>
      <text:p text:style-name="P13"><text:span text:style-name="Source_20_Text"><text:span text:style-name="T20"><text:tab/>La eliminación de objetos es inmediata y permanente, toda operación sobre el objeto despues de la operación DELETE, devolverá el conocido error 404 de HTTP, objeto no encontrado. Es posible programar la eliminación mediante el uso de las cabeceras X-Delete-At y X-Delete-After. La petición debe tener la siguiente forma:</text:span></text:span></text:p>
      <text:p text:style-name="P34"/>
      <text:p text:style-name="P34"><text:tab/>DELETE /&lt;api version&gt;/&lt;account&gt;/&lt;container&gt;/&lt;object&gt; HTTP/1.1</text:p>
      <text:p text:style-name="P32"><text:tab/>Host: &lt;servidor&gt;</text:p>
      <text:p text:style-name="P22"><text:tab/>X-Auth-Token: &lt;identificador de sesi<text:span text:style-name="T26">ón</text:span>&gt;</text:p>
      <text:p text:style-name="P22"><text:tab/><text:span text:style-name="T3">Su respuesta se asemajar</text:span><text:span text:style-name="T6">á a la detallada a continuación:</text:span></text:p>
      <text:p text:style-name="P34"><text:tab/>HTTP/1.1 204 No Content</text:p>
      <text:p text:style-name="P32"><text:tab/>Date: Thu, 07 Jun 2010 20:59:39 GMT</text:p>
      <text:p text:style-name="P32"><text:tab/>Server: Apache</text:p>
      <text:p text:style-name="P22"><text:tab/>Content-Type: text/plain; charset=UTF-8</text:p>
      <text:list xml:id="list423016400" text:continue-numbering="true" text:style-name="WW8Num3">
        <text:list-item>
          <text:list>
            <text:list-item>
              <text:p text:style-name="P39">Entorno de operación.</text:p>
            </text:list-item>
          </text:list>
        </text:list-item>
      </text:list>
      <text:p text:style-name="P7"><text:tab/>Para poder comprobar que nuestros drivers funcionan correctamente, es necesario preparar un servidor Openstack Swift donde poder realizar las conexiones pertinentes. Para este proyecto, hemos elegido utilizar una máquina virtual utilizando la tecnología de virtualización KVM, propia del núcleo de linux. La máquina ha sido dotada de un sistema operativo Debian GNU/Linux en su versión de pruebas(actualmente Debian GNU/Linux Wheezy), y dispone de dirección IP propia dentro de la red gracias a la compatibilidad de KVM con los puentes virtuales que ofrece Linux. Además del software básico que se instala automáticamente con la distribución, se le ha añadido un servidor OpenSSH para realizar conexiones seguras a la máquina y los paquetes, incluidos en los repositorios de la distribución, de Openstack Swift. De esta forma puede ejecutarse la máquina virtual como si de un servidor del sistema real se tratara, y podemos realizar cualquier prueba pertinente de nuestros drivers. Para la configuración del servidor Swift, hemos seguido las instrucciones detalladas en la documentación de Openstack SAIO(Swift All In One).</text:p>
      <text:p text:style-name="P6"/>
      <text:list xml:id="list1524174264" text:continue-numbering="true" text:style-name="WW8Num3">
        <text:list-item>
          <text:p text:style-name="P39">Linux.</text:p>
        </text:list-item>
      </text:list>
      <text:p text:style-name="P6"><text:tab/>En el conocido sistema operativo libre, creado por Linus Torvalds y publicado en el año 1991, los programas en espacio de usuario deben comunicarse con el núcleo a través de módulos que permitan la gestión de dispositivos en el sistema. Dichos módulos representan tres tipos de dispositivos: de caracteres, de bloques, y de red. </text:p>
      <text:p text:style-name="P6"><text:soft-page-break/><text:tab/>Los dispositivos de caracteres son aquellos que se comunican mediante flujos de caracteres secuenciales, un ejemplo sencillo es el teclado, que puede ser accedido, y la información transmitida es un flujo de caracteres secuencial, si tecleas una palabra, esta se tratará en su estricto orden, y no en otro distinto. Los dispositivos de bloque suelen ser dispositivos de almacenamiento masivo y se estructuran en bloques o porciones que accedidas en secuencias de operaciones, y sus bloques no necesariamente se acceden de manera secuencial. Por último, los dispositivos de red, se encargan de cualquier tipo de comunicación con el exterior del sistema a través de sus interfaces de red, como las tarjetas Ethernet, modems, etc.</text:p>
      <text:p text:style-name="P6"><text:tab/>Los dispositivos representados no tienen la obligación de ser dispositivos reales, pudiendo permitirse la existencia de dispositivos virtuales que resuelvan un tipo de tarea determinada. Un ejemplo claro de dispositivo virtual es el dispositivo de generación de números aleatorios(accedido desde el fichero /dev/random), el cual no requiere de ningún hardware especifico para desempeñar su función.</text:p>
      <text:p text:style-name="P6"><text:tab/>La intención principal de Swiftness es proveer de un dispositivo de bloques que sea capaz de acceder al servidor Swift de Openstack, como si de un dispositivo local se tratara. Esto conlleva la clara diferencia de que, si detrás de un driver de dispositivo de bloques solemos encontrar dispositivos de almacenamiento físicos(como por ejemplo, un disco duro, una cinta magnética o un CD-ROM), en este caso nos encontraremos con una interfaz de red que debe saber comunicarse con el servidor.</text:p>
      <text:p text:style-name="P6"/>
      <text:p text:style-name="P6"><text:tab/></text:p>
      <text:p text:style-name="P6"><draw:frame draw:style-name="fr2" draw:name="gráficos2" text:anchor-type="char" svg:y="0in" svg:width="3.9984in" svg:height="2.3634in" draw:z-index="0"><draw:image xlink:href="Pictures/1000020100000180000000E3B56A633D.png" xlink:type="simple" xlink:show="embed" xlink:actuate="onLoad"/></draw:frame></text:p>
      <text:p text:style-name="P6"><text:tab/>Cabría esperar que la labor de Swiftness fuera la de la traducción de las peticiones de bloques a directivas TCP, sin embargo dicha labor ya se encuentra cubierta por el módulo nbd(Network Block Device) que estudiaremos mas adelante. Con esto, la labor de Swiftness se reduce a implementar paquetes con las cabeceras adecuadas para que el servidor swift pueda ser gobernado por el módulo nbd.</text:p>
      <text:p text:style-name="P6"/>
      <text:list xml:id="list386633680" text:continue-numbering="true" text:style-name="WW8Num3">
        <text:list-item>
          <text:list>
            <text:list-item>
              <text:p text:style-name="P39">Dispositivos de bloques.</text:p>
            </text:list-item>
          </text:list>
        </text:list-item>
      </text:list>
      <text:p text:style-name="P6"><text:tab/>Los drivers dispositivos de bloques, dentro del código fuente de Linux, se alojan en el directorio drivers/block, y las interfaces que deben cumplir en el directorio include/linux. Como antes adelantábamos, dichos dispositivos disponen de grandes cantidades de información, dividida en bloques que no serán accedidos secuencialmente y es este hecho el que los diferencia de los dispositivos de caracteres. Debido a que tendremos que navegar a lo largo del dispositivo para acceder a la información, estos dispositivos ganan complejidad. La naturaleza de dichos dispositivos hacen al sistema altamente sensible a su disponibilidad.</text:p>
      <text:p text:style-name="P6"><text:tab/>El tamaño de un sector depende del dispositivo en cuestión, y es la unidad minima fundamental de un dispositivo de bloques. Aunque muchos dispositivos de bloques dispongan de un tamaño de sector de 512 bytes, esto no quiere decir que sea un tamaño estándar. El sistema operativo debe cumplir con ciertas restricciones a la ora de acceder a un dispositivo de bloque. <text:soft-page-break/>Debe acceder a la información en bloques de tamaño múltiplo del tamaño de sector, el tamaño de este bloque, deberá ser potencia de dos(restricción que suele aplicarse también al tamaño de sector), <text:s/>y el tamaño de bloque no puede ser mayor que el tamaño de una página de información en memoria principal. Los tamaños más habituales son 512 bytes, 1 kilobytes, y 4 kilobytes.</text:p>
      <text:p text:style-name="P6"/>
      <text:list xml:id="list1524389211" text:continue-numbering="true" text:style-name="WW8Num3">
        <text:list-item>
          <text:list>
            <text:list-item>
              <text:list>
                <text:list-item>
                  <text:p text:style-name="P39">Proceso de una operación.</text:p>
                </text:list-item>
              </text:list>
            </text:list-item>
          </text:list>
        </text:list-item>
      </text:list>
      <text:p text:style-name="P7"><text:tab/>La jerarquía de subsistemas para acceder a un dispositivo de bloques, desde que una simple operación de lectura es enviada desde el espacio de usuario, hasta que llega al dispositivo es amplia. Esta contempla desde el sistema de ficheros virtual, hasta el driver del dispositivo de bloques, pasando por las caches de discos, los distintos sistemas de ficheros, conformando la capa de direccionamiento del sistema, la capa genérica del dispositivo de bloques, y el planificador de entrada salida. Debido a esto, resulta interesante estudiar que sucede, paso por paso, cuando una operación sobre el dispositivo está procesandose.</text:p>
      <text:p text:style-name="P7"><text:tab/>Suponemos que se ha llamado a la rutina de servicio read() para hacer un acceso de lectura. Este acceso de lectura provoca que el sistema active la función más adecuada dentro del sistema de ficheros virtual para procesarla. Esta función recibirá el descriptor del fichero abierto a leer y un desplazamiento dentro del fichero, para describir el bloque que quiere leerse. El sistema de ficheros virtual, debe determinar si los datos están ya disponibles en memoria principal, y como se realizará el acceso. </text:p>
      <text:p text:style-name="P10"><text:span text:style-name="T7"><text:tab/>De requerir acceder al dispositivo de bloques, el sistema de ficheros virtual acudirá a la capa de direccionamiento. En esta capa se ejecutarán dos tareas principales. La primera será determinar </text:span><text:span text:style-name="T7">el tamaño de bloque, para calcular el desplazamiento dentro del fichero en función de este tamaño. </text:span><text:span text:style-name="T7">Posteriormente se invoca una función del sistema de ficheros real que determine el nodo del fichero y su posición dentro del disco.</text:span></text:p>
      <text:p text:style-name="P7"><text:tab/>Tras estas operaciones, el núcleo accederá a la capa genérica de dispositivos de bloque para comenzar la operación de entrada/salida. Aquí se crearán e inicializarán las estructuras necesarias que se ofrecerán al planificador de accesos.</text:p>
      <text:p text:style-name="P7"><text:tab/>El planificador encola y ordena los accesos a los distintos bloques dentro del dispositivo con el fin de optimizar el acceso al dispositivo de bloques real, ya que, de una sola operación en el, accederemos a diversos bloques, y, debido a la lentitud del acceso a este tipo de dispositivos, es necesario asegurarse de que el número de accesos se reduzca todo lo posible.</text:p>
      <text:p text:style-name="P7"><text:tab/>Finalmente, las peticiones se ofrecen al driver del dispositivo de bloques, que ejecutará la operación real. Todo este largo proceso puede verse resumido en la siguiente figura, donde se observa la jerarquía completa de subsistemas.</text:p>
      <text:p text:style-name="P7"/>
      <text:p text:style-name="P7"><draw:frame draw:style-name="fr3" draw:name="gráficos1" text:anchor-type="paragraph" svg:width="5.8638in" svg:height="4.3118in" draw:z-index="3"><draw:image xlink:href="Pictures/10000201000002330000019E8ACB4F33.png" xlink:type="simple" xlink:show="embed" xlink:actuate="onLoad"/></draw:frame><text:soft-page-break/></text:p>
      <text:list xml:id="list1747275425" text:continue-numbering="true" text:style-name="WW8Num3">
        <text:list-item>
          <text:list>
            <text:list-item>
              <text:list>
                <text:list-item>
                  <text:p text:style-name="P39">Estructura genérica de dispositivos de bloque.</text:p>
                </text:list-item>
              </text:list>
            </text:list-item>
          </text:list>
        </text:list-item>
      </text:list>
      <text:p text:style-name="P6"><text:tab/>Cada vez que un bloque es alojado en memoria principal, este es asociado a un buffer. Un buffer es un objeto que representa un bloque en memoria, y, dado que el núcleo requiere más información que esta, cada buffer se asociará a un descriptor llamado buffer_head. Esta estructura almacenará datos como el estado del bloque, su página asociada, su tamaño, un puntero al comienzo de los datos, y el dispositivo al que pertenece, entre otros detalles. Puede consultarse la estructura en el fichero “include/linux/buffer_head.h”. Aunque mucha de esta información es necesaria para el núcleo, no deja de ser una sobrecarga y un consumo de espacio en memoria.</text:p>
      <text:p text:style-name="P6"><text:tab/>Otra estructura de importancia, es aquella que almacena la información de una operación de entrada/salida. Esta es la estructura bio(block input/output, detallada en el fichero “include/linux/bio.h”). Las operaciones se descritas por esta estructura operan sobre segmentos, o porciones de un buffer, que no tienen la obligación de estar alojadas de forma contigua en memoria principal. De esta forma, el núcleo puede operar con un sector repartido a lo largo de toda la memoria. La información de esta estructura es mayoritariamente informativa, y sus campos mas relevantes con bi_vcnt, bi_idx y bi_io_vec. Estas estructuras se organizan en un vector de estructuras llamadas bio_vec. El campo bi_io_vec, almacena la dirección su vector asociado, bi_idx, su posición dentro del vector, y bi_vcnt, el número de estructuras bio_vec en el vector. Dicho esto solo queda detallar que las estructuras bio_vec se encargan de almacenar la información relativa a la página de memoria donde se aloja el segmento, su tamaño, y el desplazamiento dentro de la <text:s/>página.</text:p>
      <text:p text:style-name="P6"><text:tab/>Con esta organización, el subsistema de entrada/salida de dispositivos de bloques de Linux es capaz de describir operaciones, ordenarlas a conveniencia(normalmente por proximidad de páginas dentro del almacenamiento masivo), añadir y eliminar operaciones con relativa facilidad, y utilizar distintos esquemas de acceso al dispositivo de bloques. El panorama general se asemejara a la siguiente figura:</text:p>
      <text:p text:style-name="P6"/>
      <text:p text:style-name="P6"><draw:frame draw:style-name="fr2" draw:name="gráficos3" text:anchor-type="char" svg:y="0in" svg:width="4.061in" svg:height="2.6134in" draw:z-index="1"><draw:image xlink:href="Pictures/1000020100000186000000FB25011A9E.png" xlink:type="simple" xlink:show="embed" xlink:actuate="onLoad"/></draw:frame><text:soft-page-break/></text:p>
      <text:p text:style-name="P6"><text:tab/>La forma en la que el sistema de ficheros virtual maneja todas estas estructuras, es a través de una estructura request_queue, que, como cuyo nombre indica, es una cola de peticiones. Mientras la cola no este vacía, el driver del dispositivo de bloques ir retirando peticiones, o estructuras request, de la cabeza de la cola y enviándole dichas peticiones al dispositivo que soporta. La estructura request está compuesta de una o más estructuras bio que operan sobre bloques consecutivos en el dispositivo. Estas estructuras vienen definidas en el fichero “include/linux/blkdev.h”.</text:p>
      <text:p text:style-name="P6"><text:tab/>Estas colas de peticiones serán manejadas por los distintos organizadores de las operaciones de entrada/salida. Entre los organizadores más importantes nos encontramos, el ascensor de Linus(Linus Elevator Scheduler), el organizador por plazos(Deadline Scheduler), el organizador anticipado(Anticipatory Scheduler), el organizador de cola completamente justo(Complete Fair Queue Scheduler), y el organizador de no operación(Noop Scheduler).</text:p>
      <text:p text:style-name="P6"/>
      <text:list xml:id="list217017558" text:continue-numbering="true" text:style-name="WW8Num3">
        <text:list-item>
          <text:list>
            <text:list-item>
              <text:p text:style-name="P39">Dispositivos de red.</text:p>
            </text:list-item>
          </text:list>
        </text:list-item>
      </text:list>
      <text:p text:style-name="P6"><text:tab/>Los dispositivos de red en Linux disponen de un comportamiento similar al de un dispositivo de bloques montado. Este debe registrarse en el núcleo del sistema operativo utilizando las estructuras habilitadas para tal efecto antes de que pueda transmitir o recibir ningún paquete. Aún así, parece razonable pensar que existen ciertas diferencias. Los dispositivos de red no disponen de un fichero en el directorio “/dev” que sirva de punto de acceso, puesto que sus operaciones principales ya no van a ser las de leer o escribir, sino las de transmitir o recibir. Además, utiliza un espacio de nombres distintos y provee al usuario de operaciones distintas, que operan sobre objetos diferentes en el núcleo. </text:p>
      <text:p text:style-name="P6"><text:tab/>Otra diferencia a subrayar es que un dispositivo de bloques actúa en consecuencia de una petición del núcleo, mientras que el dispositivo de red debe pedir al núcleo que procese el paquete que ha recibido asíncronamente. Esto implica que aunque el subsistema de red de este sistema operativo sea independiente del protocolo utilizado, su API sea completamente distinta.</text:p>
      <text:p text:style-name="P6"><text:tab/>La forma en que un dispositivo de red se registra en Linux es insertar una estructura net_device dentro de una lista global de dispositivos de red. Esta estructura se detalla en el fichero “include/linux/netdevice.h”, y engloba toda la información relativa a la comunicación del dispositivo de red, además de información relativa a los diferentes protocolos soportados por el sistema. Los campos de dicha estructura más importantes son el nombre, su estado, la estructura net_device del siguiente dispositivo en la lista de dispositivos de red, los campos relativos a su espacio de memoria relacionado, su dirección, puerto, irq y canal de DMA.</text:p>
      <text:p text:style-name="P6"><text:tab/>Para alojar dinámicamente la estructura se dispone de la función alloc_netdev, registrando el dispositivo en el núcleo. Sin embargo, tambien es posible hacer este registro mediante las funciones alloc_etherdev(Ethernet devices, “include/linux/etherdevice.h”), alloc_fcdev(Fiber-channel, “include/linux/fcdevice.h”), alloc_fddidev(FDDI devices, “include/linux/fddidevice.h”) o <text:soft-page-break/>alloc_trdev(Token ring devices, “include/linux/trdevice.h”). La inicialización de las estructuras es realizada por dichas funciones, colocando unos parámetros por defecto que pueden ser modificados posteriormente. Dicha inicializacin la realiza la función ether_setup en el caso de llamar a alloc_etherdev.</text:p>
      <text:p text:style-name="P6"><text:tab/>En el caso de descargar el módulo de la memoria, debe utilizarse las funciones unregister_netdev y free_netdev para liberar todos los recursos registrados durante la inicialización del modulo.</text:p>
      <text:p text:style-name="P6"><text:tab/>Durante la apertura y cierre del dispositivo cabe destacar la necesidad de activar y desactivar el bit IFF_UP, del campo flag de la estructura netdevice, para cada correspondiente operación., la necesidad de copiar la dirección MAC del dispositivo a la estructura, y el uso de las funciones net_if_start_queue y net_if_stop_queue, para iniciar o detener las transferencias.</text:p>
      <text:p text:style-name="P6"><text:tab/>En las transmisiones de paquetes se dispone de la función hard_start_xmit, que encola el envio de un paquete de datos almacenado en la estructura socket buffer(struct sk_buff, detallada en el fichero ”include/linux/sk_buff.h”). Cualquier paquete que se vaya a transmitir por la interfaz de red debe pertenecer a un socket, puesto que el almacenamiento de entrada/salida <text:s/>de esta estructura son listas de estructuras sk_buff. El paquete debe de estar almacenado en la estructura tal y como deba aparecer en la interfaz física de red desde la que se vaya a enviar.</text:p>
      <text:p text:style-name="P6"><text:tab/>Es necesario que durante las transmisiones de controle el acceso concurrente a la función hard_start_xmit. Para ello se utiliza el mecanismo de spinlock. Si el dispositivo dispone de memoria limitada, debe controlarse además la detención y reanudación de la cola de transmisión. Esto se realiza mediante las funciones netif_stop_queue y netif_wake_queue. </text:p>
      <text:p text:style-name="P6"><text:tab/>Dichos dispositivos deben contemplar la posibilidad de fallo en las transmisiones a través de temporizadores, sin embargo, no es necesario que sea el driver quien se encargue de preparar este mecanismo. El driver solo requiere indicar el periodo de espera del temporizador anotándolo en el campo watchdog_timeo de la estructura net_device. Esta temporización se mide en Jiffies. En caso de expirar este tiempo, se llama al método tx_timeout.</text:p>
      <text:p text:style-name="P6"><text:tab/>La recepción de paquetes se controla de dos formas, mediante entrada/salida por interrupciones, o, en caso de redes de gran ancho de banda, por entrada/salida programada. Esto último se debe a que en este tipo de redes, la sobrecarga de pasar de contextos de ejecución, a un contexto de interrupción impide que se aproveche adecuadamente el ancho de banda disponible. </text:p>
      <text:p text:style-name="P6"><text:tab/>Para la recepción controlada por interrupciones, se define una función de recepción que utilize la función dev_alloc_skb para reservar espacio para un paquete en memoria. Esta función será llamada por el manejador de interrupción del dispositivo, contexto de interrupción, para almacenar el paquete en memoria principal, donde será procesado posteriormente.</text:p>
      <text:p text:style-name="P6"><text:tab/>Es posible liberar el espacio de almacenamiento de un socket buffer mediante las funciones dev_kfree_skb(para contextos de ejecución), dev_kfree_skb_irq(para contextos de nterrupción) y dev_kfree_skb_any(para cualquier contexto).</text:p>
      <text:p text:style-name="P6"><text:tab/>Para la entrada/salida programada, se utiliza una API diferente llamada NAPI(New API) que modela el comportamiento programado del dispositivo. Un driver que implemente esta API debe ser capaz de deshabilitar la interrupción de recepción de paquetes, manteniendo las interrupciones para las transmisiones válidas y otros eventos. Además, deberá implementar una función poll que se dedique a preguntar a la interfaz de red si ha recibido algo. En caso de no recibir nada, se reactivará la interrupción de recepción y se mantendrá al dispositivo a la espera.</text:p>
      <text:p text:style-name="P6"/>
      <text:list xml:id="list1680762945" text:continue-numbering="true" text:style-name="WW8Num3">
        <text:list-item>
          <text:list>
            <text:list-item>
              <text:p text:style-name="P39">Network Block Device.</text:p>
            </text:list-item>
          </text:list>
        </text:list-item>
      </text:list>
      <text:p text:style-name="P7"><text:tab/>Como reza la documentación incluida en el núcleo de Linux, este módulo se encarga de conectar a un servidor remoto que exporte un dispositivo de bloques, con el fin de que la máquina cliente pueda acceder a este como si de un dispositivo local se tratara. Si establecemos una simple comparación con el objetivo de este proyecto, podemos constatar que la única diferencia con este, es que el servidor, no es uno propio, como el nbd-server, sino el servidor Swift de Openstack, luego es razonable pensar que podemos partir de este módulo para alcanzar nuestro objetivo.</text:p>
      <text:p text:style-name="P7"><text:tab/>Este módulo envía las peticiones de un dispositivo de bloques genérico a través de la red, <text:soft-page-break/>utilizando el protocolo TCP, para que el servidor la procese y envíe la respuesta al cliente de vuelta de la misma forma. Dichas peticiones, tienen la forma de estructuras request como las utilizadas por los dispositivos locales existentes en el sistema. Estas estructuras request se generan a raíz de las estructuras bio y bio_vec(comentadas en el apartado 5.1.2), tomando la información correspondiente al direccionamiento del bloque, y los bloques consecutivos que se quieren extraer.</text:p>
      <text:p text:style-name="P7"><text:tab/>El servidor funciona en espacio de usuario completamente, siendo necesario dicho módulo solamente en el cliente.</text:p>
      <text:p text:style-name="P7"><text:tab/>En el fichero &lt;include/linux/nbd.h&gt; podemos encontrar tres estructuras que definen el dispositivo de bloques, la petición y la respuesta. La estructura del dispositivo es la siguiente:</text:p>
      <text:p text:style-name="P7"/>
      <text:p text:style-name="P15"><text:tab/>struct nbd_device {</text:p>
      <text:p text:style-name="P15"><text:tab/>int flags;</text:p>
      <text:p text:style-name="P15"><text:tab/>int harderror;<text:tab/><text:tab/>/* Code of hard error<text:tab/><text:tab/><text:tab/>*/</text:p>
      <text:p text:style-name="P15"><text:tab/>struct socket * sock;</text:p>
      <text:p text:style-name="P15"><text:tab/>struct file * file; <text:tab/>/* If == NULL, device is not ready, yet<text:tab/>*/</text:p>
      <text:p text:style-name="P15"><text:tab/>int magic;</text:p>
      <text:p text:style-name="P15"/>
      <text:p text:style-name="P15"><text:tab/>spinlock_t queue_lock;</text:p>
      <text:p text:style-name="P15"><text:tab/>struct list_head queue_head;<text:tab/>/* Requests waiting result */</text:p>
      <text:p text:style-name="P15"><text:tab/>struct request *active_req;</text:p>
      <text:p text:style-name="P15"><text:tab/>wait_queue_head_t active_wq;</text:p>
      <text:p text:style-name="P15"><text:tab/>struct list_head waiting_queue;<text:tab/>/* Requests to be sent */</text:p>
      <text:p text:style-name="P15"><text:tab/>wait_queue_head_t waiting_wq;</text:p>
      <text:p text:style-name="P15"/>
      <text:p text:style-name="P15"><text:tab/>struct mutex tx_lock;</text:p>
      <text:p text:style-name="P15"><text:tab/>struct gendisk *disk;</text:p>
      <text:p text:style-name="P15"><text:tab/>int blksize;</text:p>
      <text:p text:style-name="P15"><text:tab/>u64 bytesize;</text:p>
      <text:p text:style-name="P15"><text:tab/>pid_t pid; /* pid of nbd-client, if attached */</text:p>
      <text:p text:style-name="P15"><text:tab/>int xmit_timeout;</text:p>
      <text:p text:style-name="P15"><text:tab/>};</text:p>
      <text:p text:style-name="P7"/>
      <text:p text:style-name="P7"><text:tab/>Sus campos más destacables son el entero flags para configurar sus parámetros, la estructura socket que realiza el envio y recepción de peticiones, la estructura file que define el fichero del dispositivo y las dos colas de peticiones active_wq y waiting_wq. El driver se apoya en dichas colas para ejercer sus funciones. Una petición nueva, es encolada en la cola waiting_wq. Cuando llega su turno en la cola, la petición se envía y pasa a la cola active_wq para esperar su respuesta. Estas operaciones sobre las listas suceden tras la protección de concurrencia del mecanismo de spinlock. Ademas, con el fin de evitar problemas de concurrencia, se protege la transferencia de estructuras mediante un mutex.</text:p>
      <text:p text:style-name="P7"><text:tab/>La estructura request de nbd es la siguiente:</text:p>
      <text:p text:style-name="P7"/>
      <text:p text:style-name="P15"><text:tab/>struct nbd_request {</text:p>
      <text:p text:style-name="P15"><text:tab/>__be32 magic;</text:p>
      <text:p text:style-name="P15"><text:tab/>__be32 type;<text:tab/>/* == READ || == WRITE <text:tab/>*/</text:p>
      <text:p text:style-name="P15"><text:tab/>char handle[8];</text:p>
      <text:p text:style-name="P15"><text:tab/>__be64 from;</text:p>
      <text:p text:style-name="P15"><text:tab/>__be32 len;</text:p>
      <text:p text:style-name="P15"><text:tab/>} __attribute__((packed));</text:p>
      <text:p text:style-name="P7"/>
      <text:p text:style-name="P7"><text:tab/>Esta estructura dispone de un número mágico(o número único) para asegurar la consistencia de la petición, un tipo(lectura o escritura), el campo handle, que se utiliza para almacenar la dirección del manejador de la petición en curso, from, para almacenar la posición dentro del dispositivo donde se encuentra el fichero a tratar, y len, el tamaño de la petición, en multiplos de bloques.</text:p>
      <text:p text:style-name="P7"><text:tab/>Finalmente la estructura reply se compone de lo siguiente:</text:p>
      <text:p text:style-name="P7"><text:tab/></text:p>
      <text:p text:style-name="P7"><text:soft-page-break/><text:tab/><text:span text:style-name="T17">struct nbd_reply {</text:span></text:p>
      <text:p text:style-name="P15"><text:tab/>__be32 magic;</text:p>
      <text:p text:style-name="P15"><text:tab/>__be32 error;<text:tab/><text:tab/>/* 0 = ok, else error<text:tab/>*/</text:p>
      <text:p text:style-name="P15"><text:tab/>char handle[8];<text:tab/><text:tab/>/* handle you got from request<text:tab/>*/</text:p>
      <text:p text:style-name="P15"><text:tab/>};</text:p>
      <text:p text:style-name="P7"><text:tab/></text:p>
      <text:p text:style-name="P7"><text:tab/>Podemos observar que se dispone de campos similares al de la estructura request, exceptuando que, en vez de denotar un tipo de respuesta, se almacena un posible código de error. Tampoco se requiere la posición de los bloques solicitados.</text:p>
      <text:p text:style-name="P7"><text:tab/>De entre todas las funciones que conforman dicho driver, alojado en &lt;drivers/block/nbd.c&gt; nos interesan mayoritariamente las funciones que se encargan de transmitir y recibir paquetes a través de la red, y las funciones que creen o procesen dichos paquetes pues son las funciones susceptibles de modificación. Entre ellas, encontramos la función sock_xmit, que se encarga de transmitir un buffer utilizando el socket propio del dispositivo. Gracias a que su objetivo es muy simple, esta función no requiere ningún cambio, suponiendo una base de la comunicación imprescindible. Sin embargo, podemos observar las funciones sock_send_bvec y nbd_send_req, que se encargan de utilizar sock_xmit para enviar la estructura request y las estructuras bio_vec requeridas para procesar la operación en curso, y que con toda probabilidad deberán ser modificadas para permitir la comunicación con el servidor Swift. Estas dos funciones componen la comunicación en el sentido cliente-servidor.</text:p>
      <text:p text:style-name="P7"><text:tab/>Las funciones sock_recv_bvec y nbd_read_stat son el equivalente a las funciones <text:s/>sock_send_bvec y nbd_send_req en el sentido opuesto de la comunicación, es decir, la comunicación servidor-cliente. La primera de ellas recibe las estructuras bio_vec requeridas, y la segunda se encarga de procesar la respuesta. Con el diseño adecuado, dichas funciones no deberían ser susceptibles de cambio.</text:p>
      <text:p text:style-name="P7"><text:tab/>La función nbd_handle_req añade la petición activa a la cabeza de la cola de peticiones activas, donde esperará su respuesta correspondiente. La función do_nbd_request será la encargada de encolar una nueva petición en la cola waiting_queue antes de ser enviada.</text:p>
      <text:p text:style-name="P7"><text:tab/>Se definen en este módulo una serie de operaciones ioctl para trabajar con la estructura del dispositivo nbd, las cuales no resultan de especial interés para el cometido de este proyecto.</text:p>
      <text:p text:style-name="P7"/>
      <text:list xml:id="list1018752841" text:continue-numbering="true" text:style-name="WW8Num3">
        <text:list-item>
          <text:p text:style-name="P39">Windows.</text:p>
        </text:list-item>
      </text:list>
      <text:p text:style-name="P7"><text:tab/>Dentro de la arquitectura del conocido sistema operativo de Microsoft nos encontramos con diversos componentes organizados de la siguiente manera:</text:p>
      <text:p text:style-name="P7"><text:tab/></text:p>
      <text:p text:style-name="P7"><draw:frame draw:style-name="fr4" draw:name="graphics1" text:anchor-type="paragraph" svg:width="6.6929in" svg:height="3.3165in" draw:z-index="4"><draw:image xlink:href="Pictures/10000201000002C50000017E0D2CB7D7.png" xlink:type="simple" xlink:show="embed" xlink:actuate="onLoad"/></draw:frame></text:p>
      <text:p text:style-name="P7"><text:soft-page-break/><text:tab/>En la figura podemos diferenciar los subsistemas que trabajan en espacio de usuario y en espacio del núcleo. Dentro del espacio de usuario tendremos:</text:p>
      <text:p text:style-name="P7"/>
      <text:list xml:id="list8371923861" text:style-name="L1">
        <text:list-item>
          <text:p text:style-name="P45">Procesos de soporte del sistema: ejemplos de este subsistema son el proceso de autenticación, el organizador de sesiones y otros procesos que no son iniciados por el organizador de control de servicios</text:p>
        </text:list-item>
        <text:list-item>
          <text:p text:style-name="P45">Servicios del sistema y aplicaciones de usuario: estos se apoyan en librerías dinámicas del sistema, y los subsistemas de entorno para realizar su cometido.</text:p>
        </text:list-item>
        <text:list-item>
          <text:p text:style-name="P45">Las propias librerías dinámicas: Su cometido es traducir la llamada al sistema realizada por el servicio, o la aplicación de usuario, a la función adecuada dentro del sistema. Para ello, si lo requiere, la librería enviará un mensaje al subsistema de entorno.</text:p>
        </text:list-item>
      </text:list>
      <text:p text:style-name="P7"><text:tab/></text:p>
      <text:p text:style-name="P7"><text:tab/>En el espacio del núcleo, los componentes más importantes son:</text:p>
      <text:p text:style-name="P7"/>
      <text:list xml:id="list7001187771" text:style-name="L2">
        <text:list-item>
          <text:p text:style-name="P55"><text:span text:style-name="T7">El ejecutor de Windows, el cual conforma la base principal del sistema, ofreciendo los servicios mínimos del sistema(uso de memoria, creación de procesos e hilos, seguridad, </text:span><text:span text:style-name="T7">entrada/salida...)</text:span></text:p>
        </text:list-item>
        <text:list-item>
          <text:p text:style-name="P46">El núcleo, que reune las funciones en bajo nivel requeridas para que el ejecutor ofrezca los servicios mínimos</text:p>
        </text:list-item>
        <text:list-item>
          <text:p text:style-name="P46">Los drivers de dispositivos, que se comunicarán con el hardware</text:p>
        </text:list-item>
        <text:list-item>
          <text:p text:style-name="P46">La capa de abstracción de hardware, que aísla el núcleo del ejecutor de Windows. Como se puede observar, el sistema gráfico es independiente del bloque de sistemas antes comentado.</text:p>
        </text:list-item>
      </text:list>
      <text:p text:style-name="P7"/>
      <text:p text:style-name="P7"><text:tab/>Analizando en mayor detalle los subsistemas que componen el núcleo, podemos encontrar los siguientes componentes:</text:p>
      <text:list xml:id="list941897781" text:style-name="L3">
        <text:list-item>
          <text:p text:style-name="P47">El manejador de entrada salida: dicho subsistema se apoya en los drivers de dispositivos o en los sistemas de ficheros para realizar delegar la tarea encomendada al componente correspondiente.</text:p>
        </text:list-item>
        <text:list-item>
          <text:p text:style-name="P47">El manejador de cache, que se encarga de organizar los datos requeridos recientemente por el espacio de usuario en memoria, manteniendolos en esta para agilizar posteriores accesos.</text:p>
        </text:list-item>
        <text:list-item>
          <text:p text:style-name="P47">El manejador de procesos e hilos, que se encarga de iniciar y finalizar los distintos procesos e hilos y de ofrecerles el soporte requerido.</text:p>
        </text:list-item>
        <text:list-item>
          <text:p text:style-name="P47">El manejador de objetos del núcleo, cuyo objetivo principal es mantener las estructuras necesarias para su correcto funcionamiento.</text:p>
        </text:list-item>
        <text:list-item>
          <text:p text:style-name="P47">El manejador de dispositivos Plug and Play, subsistema que detecta la aparición de un nuevo dispositivo en el sistema y pone en funcionamiento las infraestructuras necesarias del núcleo que permitirán su correcto funcionamiento.</text:p>
        </text:list-item>
        <text:list-item>
          <text:p text:style-name="P47">El monitor de seguridad, que activará las politicas de seguridad de acceso a cualquier medio.</text:p>
        </text:list-item>
        <text:list-item>
          <text:p text:style-name="P47">El manejador de memoria, que se encarga de alojar información en memoria principal, o devolverla al dispositivo de bloques del que proviene.</text:p>
        </text:list-item>
        <text:list-item>
          <text:p text:style-name="P47">El manejador de configuración del sistema, que gestionará el registro de Windows y la informacion contenida en el.</text:p>
        </text:list-item>
        <text:list-item>
          <text:p text:style-name="P47">El manejador de entrada/salida, que implementa una interfaz general de entrada salida independiente del dispositivo.</text:p>
        </text:list-item>
        <text:list-item>
          <text:p text:style-name="P47">Las rutinas <text:s/>de instrumentación ofrecidas por el servicio WMI de Windows, que permiten a los drivers de los dispositivos publicar información de configuración y estadisticas sobre el dispositivo.</text:p>
        </text:list-item>
        <text:list-item>
          <text:p text:style-name="P47">El invocador de procedimientos avanzado, que realiza las tareas necesarias para la ejecución de cualquier software.</text:p>
        </text:list-item>
        <text:list-item>
          <text:p text:style-name="P47">La interfaz de dispositivos de gráficos, apoyada en sus correspondientes dispositivos, y que <text:soft-page-break/>realizará la tarea de gestionar el entorno gráfico del sistema.</text:p>
        </text:list-item>
      </text:list>
      <text:p text:style-name="P7"/>
      <text:p text:style-name="P7"><text:tab/>Estos subsistemas <text:s/>están gobernados por el ejecutor de Windows y quedan resumidos en la siguiente imagen:</text:p>
      <text:p text:style-name="P7"><text:tab/></text:p>
      <text:p text:style-name="P7"><draw:frame draw:style-name="fr4" draw:name="graphics2" text:anchor-type="paragraph" svg:width="6.3319in" svg:height="1.8953in" draw:z-index="5"><draw:image xlink:href="Pictures/1000020100000260000000B65D7B3F22.png" xlink:type="simple" xlink:show="embed" xlink:actuate="onLoad"/></draw:frame></text:p>
      <text:p text:style-name="P7"><text:tab/>Analizaremos posteriormente en mayor detalle los subsistemas más relevantes.</text:p>
      <text:p text:style-name="P7"/>
      <text:list xml:id="list1758305081" text:continue-list="list1018752841" text:style-name="WW8Num3">
        <text:list-item>
          <text:list>
            <text:list-item>
              <text:p text:style-name="P39">Subsistema de entorno y librerías dinámicas.</text:p>
            </text:list-item>
          </text:list>
        </text:list-item>
      </text:list>
      <text:p text:style-name="P7"><text:tab/>Este componente ofrece aislamiento entre el espacio de usuario y el espacio del núcleo, sin llegar a pertenecer a este último. Actúa como un filtro de primera instancia donde una función de dichas librerías puede actuar de las siguientes formas:</text:p>
      <text:list xml:id="list10428722941" text:style-name="L4">
        <text:list-item>
          <text:p text:style-name="P48">La función se implementa en la librería, y por tanto, el espacio del núcleo no requiere saber de la llamada a esta función, luego será resuelta por la librería y se continuará con la ejecución normal del sistema.</text:p>
        </text:list-item>
        <text:list-item>
          <text:p text:style-name="P48">La función requiere llamar al ejecutor de Windows para realizar alguna de sus funciones, luego se realizarán algunas tareas puntuales en espacio del núcleo y se continuará el resto de ejecución en espacio de usuario. </text:p>
        </text:list-item>
        <text:list-item>
          <text:p text:style-name="P48">La función requiere el uso del subsistema de entorno, enviándole un mensaje para que resuelva una tarea concreta, y continúe su ejecución posteriormente.</text:p>
        </text:list-item>
      </text:list>
      <text:p text:style-name="P7"/>
      <text:p text:style-name="P7"><text:tab/>Estos comportamientos se resumen en la siguiente figura:</text:p>
      <text:p text:style-name="P7"/>
      <text:p text:style-name="P7"><text:tab/>Insertar imagen aquí.</text:p>
      <text:p text:style-name="P7"/>
      <text:p text:style-name="P7"><text:tab/>Entre los subsistemas de entornos, nos encontramos con el subsistema propio de Windows, y por cuestiones de soporte, el subsistema POSIX(Portable Operating System Interface based on Unix). Puesto que nuestro objetivo se centra en el espacio del núcleo, no estudiaremos en mayor profundidad este componente.</text:p>
      <text:p text:style-name="P7"/>
      <text:list xml:id="list570276770" text:continue-list="list1758305081" text:style-name="WW8Num3">
        <text:list-item>
          <text:list>
            <text:list-item>
              <text:p text:style-name="P39">Ejecutor de Windows.</text:p>
            </text:list-item>
          </text:list>
        </text:list-item>
      </text:list>
      <text:p text:style-name="P7"><text:tab/>El ejecutor de Windows conforma la primera capa de abstracción con la que una llamada al sistema se encontrará cuando se alcance el espacio del núcleo, haciendo de fachada para el resto del sistema. Está formado por numerosas funciones que pueden ser recogidas en los siguientes tipos:</text:p>
      <text:p text:style-name="P7"/>
      <text:list xml:id="list12314544651" text:style-name="L5">
        <text:list-item>
          <text:p text:style-name="P49">Funciones exportadas al espacio de usuario, o servicios del sistema, la librería Ntdll se encarga de ofrecerlos. Muchos de los servicios son accesibles desde la API de Windows, o a través del subsistema de entorno.</text:p>
        </text:list-item>
        <text:list-item>
          <text:p text:style-name="P49">Drivers de dispositivos, llamados a través de la función DeviceIOControl y que ofrece una interfaz general al espacio de usuario para llamar a los servicios de un dispositivo.</text:p>
        </text:list-item>
        <text:list-item>
          <text:p text:style-name="P49">Funciones que solo pueden ser llamadas desde el espacio del núcleo. </text:p>
        </text:list-item>
        <text:list-item>
          <text:p text:style-name="P49"><text:soft-page-break/>Funciones definidas como símbolos globales, pero que no son exportados al espacio de usuario.</text:p>
        </text:list-item>
      </text:list>
      <text:p text:style-name="P7"/>
      <text:p text:style-name="P7"><text:tab/>Además, el ejecutor de Windows contiene cuatro grupos de funciones de soporte para los componentes organizados por este. Los grupos son los siguientes:</text:p>
      <text:p text:style-name="P7"/>
      <text:list xml:id="list7493899411" text:style-name="L6">
        <text:list-item>
          <text:p text:style-name="P50">Las funciones del manejador de objetos del ejecutor, que crea y destruye los objetos que sirven de infraestructura para el nucleo.</text:p>
        </text:list-item>
        <text:list-item>
          <text:p text:style-name="P50">El ALPC(Advanced Local Procedure Call, lanzador de procedimientos locales avanzados) que se encarga del paso de mensajes entre procesos.</text:p>
        </text:list-item>
        <text:list-item>
          <text:p text:style-name="P50">La librería de funciones comunes del sistema.</text:p>
        </text:list-item>
        <text:list-item>
          <text:p text:style-name="P50">Las rutinas de soporte del ejecutor.</text:p>
        </text:list-item>
      </text:list>
      <text:p text:style-name="P7"/>
      <text:list xml:id="list1426785213" text:continue-list="list570276770" text:style-name="WW8Num3">
        <text:list-item>
          <text:list>
            <text:list-item>
              <text:p text:style-name="P39">El núcleo.</text:p>
            </text:list-item>
          </text:list>
        </text:list-item>
      </text:list>
      <text:p text:style-name="P7"><text:tab/>El núcleo consiste en una serie de funciones contenidas en Ntoskrnl.exe que ofrece los mecanismos principales para el funcionamiento del sistema. Es utilizado por el ejecutor como una arquitectura de hardware a bajo nivel y es completamente dependiente, por tanto, de la arquitectura donde se ejecute.</text:p>
      <text:p text:style-name="P7"><text:tab/>Dentro de el se utilizan objetos de control y primitivas que serán controladas por el ejecutor, el cual expondrá los recursos compartidos utilizando las distintas políticas de seguridad. Además dispone de el control de region del procesador y el bloque de control para almacenar información especifica del procesador y su ejecución en curso.</text:p>
      <text:p text:style-name="P7"/>
      <text:list xml:id="list1956166128" text:continue-numbering="true" text:style-name="WW8Num3">
        <text:list-item>
          <text:list>
            <text:list-item>
              <text:p text:style-name="P39">Drivers de dispositivos.</text:p>
            </text:list-item>
          </text:list>
        </text:list-item>
      </text:list>
      <text:p text:style-name="P7"><text:tab/>Los drivers en Windows conforman módulos que pueden cargarse en memoria principal bajo demanda. Pueden ser utilizados en contextos donde un hilo en espacio de usuario utiliza una de sus funciones, en contextos en los que un hilo en espacio del núcleo lo utiliza, o como resultado de una interrupción. Los drivers no utilizan los dispositivos directamente, sino que utilizan las funciones de la capa de abstracción de hardware(HAL, Hardware Abstraction Layer) para cumplir su cometido. Los tipos de drivers existentes son los siguientes:</text:p>
      <text:list xml:id="list7791448881" text:style-name="L7">
        <text:list-item>
          <text:p text:style-name="P51">Drivers de dispositivos, que utilizan la capa HAL para comunicarse con estos.</text:p>
        </text:list-item>
        <text:list-item>
          <text:p text:style-name="P51">Drivers de sistemas de ficheros, que aceptan peticiones genéricas de entrada salida y las traducen a peticiones de un dispositivo concreto.</text:p>
        </text:list-item>
        <text:list-item>
          <text:p text:style-name="P51">Drivers de filtro de sistemas de ficheros, los cuales son drivers que colaboran con los de sistemas de ficheros para ofrecerle una nueva funcionalidad.</text:p>
        </text:list-item>
        <text:list-item>
          <text:p text:style-name="P51">Redirectores de red y servidores, que, siendo drivers de sistemas de ficheros, transmiten las peticiones de un sistema de ficheros a través de la red y reciben las peticiones.</text:p>
        </text:list-item>
        <text:list-item>
          <text:p text:style-name="P51">Drivers de protocolos, los cuales implementan los protocolos de comunicaciones básicos y más extendidos como TCP/IP, NetBEUI e IPX/SPX.</text:p>
        </text:list-item>
        <text:list-item>
          <text:p text:style-name="P51">Drivers de filtro para flujos de ejecución del nucleo, que implementan el procesos de señalización en grandes <text:s/>flujos de datos.</text:p>
        </text:list-item>
      </text:list>
      <text:p text:style-name="P7"/>
      <text:p text:style-name="P7"><text:tab/>Con esto, el modelo de drivers puede ser resumido en tres tipos concretos:</text:p>
      <text:p text:style-name="P7"/>
      <text:list xml:id="list11493423911" text:style-name="L8">
        <text:list-item>
          <text:p text:style-name="P52">Drivers de bus, que se encargan de utilizar los controladores de bus, adaptadores, puentes, y cualquier dispositivo capaz de comunicar diferentes dispositivos.</text:p>
        </text:list-item>
        <text:list-item>
          <text:p text:style-name="P52">Drivers de función, que implementan la funcionalidad principal de un dispositivo en cuestión.</text:p>
        </text:list-item>
        <text:list-item>
          <text:p text:style-name="P52">Drivers de filtro, que implementan una funcionalidad añadida a un driver de función.</text:p>
        </text:list-item>
      </text:list>
      <text:p text:style-name="P7"/>
      <text:p text:style-name="P7"><text:tab/>Para el desarrollo de estos drivers, la Windows Driver Foundation provee al usuario de las <text:soft-page-break/>plataformas para drivers en espacio del núcleo(KMDF, Kernel-mode driver framework), y para drivers en espacio de usuario(UMDF, User-mode driver framework).</text:p>
      <text:p text:style-name="P7"/>
      <text:list xml:id="list1859549252" text:continue-list="list1956166128" text:style-name="WW8Num3">
        <text:list-item>
          <text:list>
            <text:list-item>
              <text:p text:style-name="P39">Componentes del sistema de entrada/salida.</text:p>
            </text:list-item>
          </text:list>
        </text:list-item>
      </text:list>
      <text:p text:style-name="P7"><text:tab/>Dentro del sistema de entrada/salida existen una serie de componentes que colaboran habitualmente para ofrecer los servicios de los drivers al espacio de usuario. Estos componentes son el gestor de entrada/salida, el gestor del consumo energético, el gestor de dispositivos Plug and Play, y las rutinas de servicio para el proveedor de instrumentación de Windows.</text:p>
      <text:p text:style-name="P7"><text:tab/>El gestor de entrada salida es el principal componente de este subsistema, cumpliendo el objetivo de conectar dispositivos(virtuales, lógicos y físicos) con el espacio de usuario. Conforma una infraestructura de soporte para los drivers.</text:p>
      <text:p text:style-name="P7"><text:tab/>Los drivers de dispositivos ofrecen una interfaz de comunicación que es direccionada a través del gestor de entrada/salida. Cuando el usuario envía una petición, el gestor de entrada/salida la recoge y decide quien debe responder a esta, direccionando la petición al dispositivo adecuado. </text:p>
      <text:p text:style-name="P7"><text:tab/>El gestor de dispositivos Plug and Play permanece en contacto continuo con el gestor de entrada/salida y con los drivers de bus. Los drivers de bus le ofrecen alojamiento para los nuevos dispositivos, aparte de avisar de la detección de un nuevo dispositivo, o de su desaparición. Este subsistema cargará los módulos correspondientes y si no dispone de ellos, llamará a un gestor en el espacio de usuario.</text:p>
      <text:p text:style-name="P7"><text:tab/>El gestor de consumo energético realizará las transiciones adecuadas de los dispositivos entre los distintos estados de consumo(encendido, apagado, modo de bajo consumo, etc).</text:p>
      <text:p text:style-name="P7"><text:tab/>Las rutinas de servicio del proveedor de instrumentación de Windows hacen de interfaz de comunicación entre el proveedor de instrumentación y los drivers de los dispositivos.</text:p>
      <text:p text:style-name="P7"><text:tab/>Además de estos componentes, es conveniente recordar que en este subsitema <text:s/>utiliza el registro de Windows para mantener una base de datos de los dispositivos básicos, los ficheros INF, que sirven para almacenar la información de los drivers instalados en el sistema, y el nivel de abstracción de hardware.</text:p>
      <text:p text:style-name="P7"/>
      <text:list xml:id="list453606209" text:continue-numbering="true" text:style-name="WW8Num3">
        <text:list-item>
          <text:list>
            <text:list-item>
              <text:list>
                <text:list-item>
                  <text:p text:style-name="P39">Gestor de entrada/salida.</text:p>
                </text:list-item>
              </text:list>
            </text:list-item>
          </text:list>
        </text:list-item>
      </text:list>
      <text:p text:style-name="P7"><text:tab/>Este subsistema sirve de infraestructura para recoger peticiones de entrada/salida, en forma de paquetes llamados IRP(I/O Request Packet). Su diseño permite que un hilo de procesamiento se encargue de multiples peticiones concurrentemente. El IRP contiene la información necesaria para describir la petición. El gestor de entrada/salida enviará un puntero a la dirección de memoria de la petición al driver correspondiente, donde será procesada. Este mismo puntero se utilizar para recuperar la información de la petición., cuando el driver notifique que la operación ha concluido.</text:p>
      <text:p text:style-name="P7"><text:tab/>Por otro lado este subsistema ofrece un código común para todos los dispositivos, permitiendo que los drivers reduzcan su tamaño, retirándoles el código de las tareas comunes con otros dispositivos.</text:p>
      <text:p text:style-name="P7"><text:tab/>Los drivers disponen de una interfaz modular y uniforme, de forma que el gestor de entrada salida puede tratarlos sin necesidad de tener ningún conocimiento acerca de como procesa las peticiones. De esta forma, el driver solo tiene que encargarse de traducir una petición genérica a una petición especifica del hardware que lo gestiona. Es posible que los drivers se llamen unos a otros para resolver la gestión de la petición en curso.</text:p>
      <text:p text:style-name="P7"><text:tab/>Una operación típica de entrada/salida, es tratada por el gestor de entrada/salida, uno o dos dispositivos, y el nivel de abstracción de hardware. El sistema operativo, enmascara los dispositivos, de forma que el espacio de usuario dispondrá de las operaciones normales en un fichero cualquiera.</text:p>
      <text:p text:style-name="P7"/>
      <text:list xml:id="list1548292662" text:continue-numbering="true" text:style-name="WW8Num3">
        <text:list-item>
          <text:list>
            <text:list-item>
              <text:list>
                <text:list-item>
                  <text:p text:style-name="P39">Drivers de dispositivos.</text:p>
                </text:list-item>
              </text:list>
            </text:list-item>
          </text:list>
        </text:list-item>
      </text:list>
      <text:p text:style-name="P7"><text:tab/>Atendiendo a la clasificación de si se trata de un driver en espacio de usuario o en espacio de núcleo, podemos constatar que en el espacio de usuario se disponen de tres tipos: Drivers de Dispositivos Virtuales(VDDs), drivers de impresoras, y drivers de la infraestructura de drivers en <text:soft-page-break/>espacio de usuario.</text:p>
      <text:p text:style-name="P7"><text:tab/>Los drivers de dispositivos virtuales se mantienen por compatibilidad con MS-DOS, ya que emulan aplicaciones de 16 bits, capturando sus llamadas a dispositivos y traduciendolas a los dispositivos reales.</text:p>
      <text:p text:style-name="P7"><text:tab/>Los drivers de impresoras traducen las peticiones de dispositivos de gráficos genéricos a comandos de impresión.</text:p>
      <text:p text:style-name="P7"><text:tab/>Los drivers de la infraestructura de drivers en espacio de usuario son drivers de dispositivos que no requieren ejecución en espacio del núcleo, y que, en caso de necesitar algo, les es suficiente con comunicarse a través de las llamadas a procesos locales avanzados de Windows.</text:p>
      <text:p text:style-name="P7"><text:tab/>En el espacio del nucleo, podemos se dispone de los drivers de sistemas de ficheros, que recogen las peticiones y las envian al dispositivo de bloques, o interfaz de red correspondiente, los drivers de dispositivos Plug and Play(PnP), entre los que se incluyen drivers de dispositivos de almacenamiento masivo, adaptadores de video, dispositivos de en entrada e interfaces de red, y drivers de dispositivos no Plug and Play, que conforman extensiones del núcleo, o nuevas funcionalidades para otros drivers.</text:p>
      <text:p text:style-name="P7"><text:tab/>Por otro lado, se encuentran los drivers pertenecientes al modelo de drivers de Windows(Windows Driver Model). Entre estos encontramos los drivers de bus, los drivers de funcionalidad, y los drivers de filtro comentados anteriormente.</text:p>
      <text:p text:style-name="P7"><text:tab/>Puesto que un driver puede ser dividido en distintos niveles, es posible clasificarlos en otros tres tipos distintos, de clase, de puertos o de minipuertos.</text:p>
      <text:p text:style-name="P7"><text:tab/>Los dispositivos de clase implementan drivers para una clase en particular de driver(drivers de discos, de cintas, de CR-ROM...).</text:p>
      <text:p text:style-name="P7"><text:tab/>Los dispositivos de puertos procesan peticiones para enviarlas por un tipo específico de puerto, como un puerto SCSI, COM, USB. Estos se implementan como librerías del núcleo, ya que son drivers escritos por Microsoft con el sistema operativo.</text:p>
      <text:p text:style-name="P7"><text:tab/>Los drivers de minipuertos traducen una petición genérica a un petición de un puerto concreto, siendo drivers para un dispositivo que importan las funciones de un dispositivo de puerto.</text:p>
      <text:p text:style-name="P7"><text:tab/>Si una petición debiera ser atendida por un driver con diferentes niveles, el gestor de entrada/salida recogería la petición del espacio de usuario, la traduciría a una petición para el driver que conforme el primer nivel, con su respuesta, generaría una nueva petición para el siguiente nivel, y seguiría generando posteriores peticiones sucesivamente hasta llegar a la última. Una vez respondida la última petición, se devolvería la respuesta al espacio de usuario, conformando una cola de peticiones por nivel.</text:p>
      <text:p text:style-name="P7"/>
      <text:list xml:id="list179483579" text:continue-numbering="true" text:style-name="WW8Num3">
        <text:list-item>
          <text:list>
            <text:list-item>
              <text:list>
                <text:list-item>
                  <text:p text:style-name="P39">Estructura de un driver.</text:p>
                </text:list-item>
              </text:list>
            </text:list-item>
          </text:list>
        </text:list-item>
      </text:list>
      <text:p text:style-name="P7"/>
      <text:p text:style-name="P7"><text:tab/></text:p>
      <text:list xml:id="list800850380" text:continue-numbering="true" text:style-name="WW8Num3">
        <text:list-item>
          <text:p text:style-name="P39">Glosario.<text:span text:style-name="T9"><text:tab/></text:span></text:p>
        </text:list-item>
      </text:list>
      <text:p text:style-name="P6"/>
      <text:list xml:id="list749389941" text:style-name="WW8Num6">
        <text:list-item>
          <text:p text:style-name="P53"><text:span text:style-name="T14">Cloud Storage: </text:span><text:span text:style-name="T1"><text:s/>almacenamiento en la nube, es decir, en internet.</text:span></text:p>
        </text:list-item>
        <text:list-item>
          <text:p text:style-name="P53"><text:span text:style-name="T14">Agilidad:</text:span><text:span text:style-name="T1"> <text:s/>capacidad de mover los datos al área adecuada para mejorar su disponibilidad.</text:span></text:p>
        </text:list-item>
        <text:list-item>
          <text:p text:style-name="P53"><text:span text:style-name="T14">Escalabilidad: </text:span><text:span text:style-name="T1">capacidad de manejar crecientes cargas de trabajo, o de adaptarse para ser capaces de soportarlas.</text:span></text:p>
        </text:list-item>
        <text:list-item>
          <text:p text:style-name="P53"><text:span text:style-name="T14">Elasticidad: </text:span><text:span text:style-name="T1">capacidad de escalarse mas allá limites impuestos por las condiciones del sistema.</text:span></text:p>
        </text:list-item>
        <text:list-item>
          <text:p text:style-name="P53"><text:span text:style-name="T14">Latencia: </text:span><text:span text:style-name="T1">Tiempo de espera, normalmente entre que se realiza una petición y se recibe una respuesta.</text:span></text:p>
        </text:list-item>
        <text:list-item>
          <text:p text:style-name="P53"><text:span text:style-name="T14">Persistencia: </text:span><text:span text:style-name="T1">Si existen distintas copias de un archivo, todas deben ser iguales.</text:span></text:p>
        </text:list-item>
        <text:list-item>
          <text:p text:style-name="P53"><text:span text:style-name="T14">Cluster: </text:span><text:span text:style-name="T1">Conjunto de sistemas informáticos que actúan como un solo sistema.</text:span></text:p>
        </text:list-item>
        <text:list-item>
          <text:p text:style-name="P53"><text:span text:style-name="T14">Nodo: </text:span><text:span text:style-name="T1">Sistema capaz de procesar información.</text:span></text:p>
        </text:list-item>
        <text:list-item>
          <text:p text:style-name="P53"><text:span text:style-name="T14">Multiusuario: </text:span><text:span text:style-name="T1">capacidad de que el recurso sea utilizado por varios usuarios concurrentemente.</text:span></text:p>
        </text:list-item>
        <text:list-item>
          <text:p text:style-name="P53"><text:span text:style-name="T14">Servicio distribuido: </text:span><text:span text:style-name="T1">servicio ofrecido por un conjunto de sistemas que actúa como un solo </text:span><text:soft-page-break/><text:span text:style-name="T1">sistema.</text:span></text:p>
        </text:list-item>
        <text:list-item>
          <text:p text:style-name="P53"><text:span text:style-name="T14">API: </text:span><text:span text:style-name="T1">Application programming interface, interfaz de programación de la aplicación.</text:span></text:p>
        </text:list-item>
        <text:list-item>
          <text:p text:style-name="P53"><text:span text:style-name="T14">Tolerancia a fallos: </text:span><text:span text:style-name="T1">capacidad de soportar errores sin dejar sin servicio al cliente.</text:span></text:p>
        </text:list-item>
        <text:list-item>
          <text:p text:style-name="P53"><text:span text:style-name="T14">Redundancia de datos: </text:span><text:span text:style-name="T1">duplicación de datos, habitualmente para evitar su pérdida.</text:span></text:p>
        </text:list-item>
        <text:list-item>
          <text:p text:style-name="P53"><text:span text:style-name="T14">Software duradero: </text:span><text:span text:style-name="T1">software capaz de almacenar distintas versiones de un mismo fichero.</text:span></text:p>
        </text:list-item>
        <text:list-item>
          <text:p text:style-name="P53"><text:span text:style-name="T14">World Wide Web: </text:span><text:span text:style-name="T1">Sistema de enlace de documentos a través de internet.</text:span></text:p>
        </text:list-item>
        <text:list-item>
          <text:p text:style-name="P53"><text:span text:style-name="T14">Amazon EC2 Query Interface: </text:span><text:span text:style-name="T1">Interfaz de consultas de la plataforma de Cloud Computing de </text:span><text:span text:style-name="T1">Amazon.</text:span></text:p>
        </text:list-item>
        <text:list-item>
          <text:p text:style-name="P53"><text:span text:style-name="T14">Amazon S3: </text:span><text:span text:style-name="T1">Sistema de almacenamiento propietario de la plataforma de Cloud Computing de Amazon.</text:span></text:p>
        </text:list-item>
        <text:list-item>
          <text:p text:style-name="P53"><text:span text:style-name="T14">Data store drivers: </text:span><text:span text:style-name="T1">Drivers de almacenamiento de datos.</text:span></text:p>
        </text:list-item>
        <text:list-item>
          <text:p text:style-name="P53"><text:span text:style-name="T14">Transfer manager drivers: </text:span><text:span text:style-name="T1">Drivers de gestión de transferencias.</text:span></text:p>
        </text:list-item>
        <text:list-item>
          <text:p text:style-name="P53"><text:span text:style-name="T14">Imagen virtual: </text:span><text:span text:style-name="T1">fichero que simula el disco duro de un ordenador para, en conjunto con la tecnología de virtualización, se pueda lanzar un sistema operativo con sus aplicaciones propias.</text:span></text:p>
        </text:list-item>
        <text:list-item>
          <text:p text:style-name="P53"><text:span text:style-name="T14">Sector:</text:span><text:span text:style-name="T1"> Unidad mínima de almacenamiento de un dispositivo de bloques.</text:span></text:p>
        </text:list-item>
        <text:list-item>
          <text:p text:style-name="P53"><text:span text:style-name="T14">Buffer:</text:span><text:span text:style-name="T1"> zona de memoria para alojar información.</text:span></text:p>
        </text:list-item>
        <text:list-item>
          <text:p text:style-name="P53"><text:span text:style-name="T14">Puntero:</text:span><text:span text:style-name="T1"> tipo abstracto de dato útil para referenciar direcciones de memoria.</text:span></text:p>
        </text:list-item>
        <text:list-item>
          <text:p text:style-name="P53"><text:span text:style-name="T14">Memoria principal:</text:span><text:span text:style-name="T1"> almacenamiento de instrucciones y datos principal del sistema físico.</text:span></text:p>
        </text:list-item>
        <text:list-item>
          <text:p text:style-name="P57"><text:span text:style-name="T5">Espacio de nombres:</text:span> juego de identificadores que permiten la desambiguación de homónimos.</text:p>
        </text:list-item>
        <text:list-item>
          <text:p text:style-name="P57"><text:span text:style-name="T14">IRQ: </text:span><text:span text:style-name="T1">Interrupt request, o n</text:span><text:span text:style-name="T6">úmero de interrupción del dispositivo para detener la ejecución de código en la CPU.</text:span></text:p>
        </text:list-item>
        <text:list-item>
          <text:p text:style-name="P54"><text:span text:style-name="T14">DMA: </text:span><text:span text:style-name="T1">Direct Memory Access, metodo de acceso a memoria en el que se delega la tarea del acceso a la información a un dispositivo intermedio que permita al procesador continuar con sus labores sin apenas provocandole mínimos retrasos.</text:span></text:p>
        </text:list-item>
        <text:list-item>
          <text:p text:style-name="P54"><text:span text:style-name="T14">Socket:</text:span><text:span text:style-name="T1"> Abstracción utilizada en los sistemas operativos Unix para representar una conexión de red.</text:span></text:p>
        </text:list-item>
        <text:list-item>
          <text:p text:style-name="P53"><text:span text:style-name="T14">Spinlock:</text:span><text:span text:style-name="T1"> Mecanismo de espera activa provocada cuando se requiere adquirir un recurso no disponible.</text:span></text:p>
        </text:list-item>
        <text:list-item>
          <text:p text:style-name="P41">Mutex:<text:span text:style-name="T1"> Mecanismo de concurrencia basado en una variable, que recibe, normalmente, dos valores, </text:span><text:span text:style-name="T1">abierto y cerrado, y en función de el, detiene la ejecución de código hasta que su valor cambie, reanudandola.</text:span></text:p>
        </text:list-item>
        <text:list-item>
          <text:p text:style-name="P53"><text:span text:style-name="T14">Jiffies:</text:span><text:span text:style-name="T1"> Unidad de tiempo mínima del núcleo de Linux.</text:span></text:p>
        </text:list-item>
        <text:list-item>
          <text:p text:style-name="P41">Dispositivos Plug and Play:<text:span text:style-name="T1"> dispositivos que, al conectarse al sistema, se configuran autom</text:span><text:span text:style-name="T2">á</text:span><text:span text:style-name="T1">ticamente y se ofrecen sus servicios al usuario sin que este realice ninguna tarea previa.</text:span></text:p>
        </text:list-item>
      </text:list>
      <text:p text:style-name="P9"><text:tab/></text:p>
      <text:p text:style-name="P5"><text:span text:style-name="T8"><text:tab/></text:span><text:span text:style-name="T12">Referencias.</text:span></text:p>
      <text:p text:style-name="P1"/>
      <text:list xml:id="list779144888" text:style-name="WW8Num7">
        <text:list-item>
          <text:p text:style-name="P43">Wikipedia:</text:p>
          <text:list>
            <text:list-item>
              <text:p text:style-name="P56"><text:a xlink:type="simple" xlink:href="http://en.wikipedia.org/wiki/Cloud_computing_comparison"><text:span text:style-name="Internet_20_link"><text:span text:style-name="T10">http://en.wikipedia.org/wiki/Cloud_computing_comparison</text:span></text:span></text:a></text:p>
            </text:list-item>
            <text:list-item>
              <text:p text:style-name="P56"><text:a xlink:type="simple" xlink:href="http://en.wikipedia.org/wiki/OpenNebula"><text:span text:style-name="Internet_20_link"><text:span text:style-name="T10">http://en.wikipedia.org/wiki/OpenNebula</text:span></text:span></text:a></text:p>
            </text:list-item>
            <text:list-item>
              <text:p text:style-name="P56"><text:a xlink:type="simple" xlink:href="http://en.wikipedia.org/wiki/Nimbus_(cloud_computing"><text:span text:style-name="Internet_20_link"><text:span text:style-name="T10">http://en.wikipedia.org/wiki/Nimbus_(cloud_computing</text:span></text:span></text:a><text:span text:style-name="T6">)</text:span></text:p>
            </text:list-item>
            <text:list-item>
              <text:p text:style-name="P56"><text:a xlink:type="simple" xlink:href="http://en.wikipedia.org/wiki/Amazon_Elastic_Block_Store"><text:span text:style-name="Internet_20_link"><text:span text:style-name="T10">http://en.wikipedia.org/wiki/Amazon_Elastic_Block_Store</text:span></text:span></text:a></text:p>
            </text:list-item>
            <text:list-item>
              <text:p text:style-name="P56"><text:a xlink:type="simple" xlink:href="http://en.wikipedia.org/wiki/Eucalyptus_(computing)"><text:span text:style-name="Internet_20_link"><text:span text:style-name="T10">http://en.wikipedia.org/wiki/Eucalyptus_%28computing%29</text:span></text:span></text:a></text:p>
            </text:list-item>
            <text:list-item>
              <text:p text:style-name="P56"><text:a xlink:type="simple" xlink:href="http://en.wikipedia.org/wiki/Cloudstack"><text:span text:style-name="Internet_20_link"><text:span text:style-name="T10">http://en.wikipedia.org/wiki/Cloudstack</text:span></text:span></text:a><text:span text:style-name="T6"> </text:span></text:p>
            </text:list-item>
            <text:list-item>
              <text:p text:style-name="P56"><text:a xlink:type="simple" xlink:href="http://en.wikipedia.org/wiki/OpenQRM"><text:span text:style-name="Internet_20_link"><text:span text:style-name="T10">http://en.wikipedia.org/wiki/OpenQRM</text:span></text:span></text:a></text:p>
            </text:list-item>
            <text:list-item>
              <text:p text:style-name="P56"><text:a xlink:type="simple" xlink:href="http://en.wikipedia.org/wiki/Abiquo_Enterprise_Edition"><text:span text:style-name="Internet_20_link"><text:span text:style-name="T10">http://en.wikipedia.org/wiki/Abiquo_Enterprise_Edition</text:span></text:span></text:a><text:span text:style-name="T6"> </text:span></text:p>
            </text:list-item>
            <text:list-item>
              <text:p text:style-name="P56"><text:a xlink:type="simple" xlink:href="http://en.wikipedia.org/wiki/OpenStack"><text:span text:style-name="Internet_20_link"><text:span text:style-name="T6">http://en.wikipedia.org/wiki/OpenStack</text:span></text:span></text:a></text:p>
            </text:list-item>
          </text:list>
        </text:list-item>
        <text:list-item>
          <text:p text:style-name="P56"><text:span text:style-name="Internet_20_link"><text:span text:style-name="T27">Amazon</text:span></text:span><text:span text:style-name="Internet_20_link"><text:span text:style-name="T6">:</text:span></text:span></text:p>
          <text:list>
            <text:list-item>
              <text:p text:style-name="P56"><text:span text:style-name="Internet_20_link"><text:span text:style-name="T6">http://aws.amazon.com/s3/</text:span></text:span></text:p>
            </text:list-item>
          </text:list>
        </text:list-item>
        <text:list-item>
          <text:p text:style-name="P43">OpenNebula:</text:p>
          <text:list>
            <text:list-item>
              <text:p text:style-name="P56"><text:soft-page-break/><text:a xlink:type="simple" xlink:href="http://opennebula.org/documentation:rel3.6"><text:span text:style-name="Internet_20_link"><text:span text:style-name="T6">http://opennebula.org/documentation:rel3.6</text:span></text:span></text:a></text:p>
            </text:list-item>
          </text:list>
        </text:list-item>
        <text:list-item>
          <text:p text:style-name="P43">Nimbus:</text:p>
          <text:list>
            <text:list-item>
              <text:p text:style-name="P56"><text:a xlink:type="simple" xlink:href="http://www.nimbusproject.org/docs/2.9/"><text:span text:style-name="Internet_20_link"><text:span text:style-name="T6">http://www.nimbusproject.org/docs/2.9/</text:span></text:span></text:a><text:span text:style-name="T6"> </text:span></text:p>
            </text:list-item>
          </text:list>
        </text:list-item>
        <text:list-item>
          <text:p text:style-name="P43">CloudStack:</text:p>
          <text:list>
            <text:list-item>
              <text:p text:style-name="P56"><text:a xlink:type="simple" xlink:href="http://docs.cloudstack.org/CloudStack_Documentation"><text:span text:style-name="Internet_20_link"><text:span text:style-name="T6">http://docs.cloudstack.org/CloudStack_Documentation</text:span></text:span></text:a><text:span text:style-name="T6"> </text:span></text:p>
            </text:list-item>
          </text:list>
        </text:list-item>
        <text:list-item>
          <text:p text:style-name="P43">OpenQRM:</text:p>
          <text:list>
            <text:list-item>
              <text:p text:style-name="P56"><text:a xlink:type="simple" xlink:href="http://www.openqrm-enterprise.com/news/details/article/in-depth-documentation-of-openqrm-available.html"><text:span text:style-name="Internet_20_link"><text:span text:style-name="T6">http://www.openqrm-enterprise.com/news/details/article/in-depth-documentation-of-openqrm-available.html</text:span></text:span></text:a><text:span text:style-name="T6"> </text:span></text:p>
            </text:list-item>
          </text:list>
        </text:list-item>
        <text:list-item>
          <text:p text:style-name="P43">Abiquo:</text:p>
          <text:list>
            <text:list-item>
              <text:p text:style-name="P56"><text:a xlink:type="simple" xlink:href="http://community.abiquo.com/display/ABI20/Abiquo+Documentation+Home"><text:span text:style-name="Internet_20_link"><text:span text:style-name="T6">http://community.abiquo.com/display/ABI20/Abiquo+Documentation+Home</text:span></text:span></text:a></text:p>
            </text:list-item>
          </text:list>
        </text:list-item>
        <text:list-item>
          <text:p text:style-name="P43">OpenStack:</text:p>
          <text:list>
            <text:list-item>
              <text:p text:style-name="P56"><text:a xlink:type="simple" xlink:href="http://www.openstack.org/software/openstack-storage/"><text:span text:style-name="Internet_20_link"><text:span text:style-name="T10">http://www.openstack.org/software/openstack-storage/</text:span></text:span></text:a></text:p>
            </text:list-item>
            <text:list-item>
              <text:p text:style-name="P56"><text:a xlink:type="simple" xlink:href="http://docs.openstack.org/api/"><text:span text:style-name="Internet_20_link"><text:span text:style-name="T10">http://docs.openstack.org/api/</text:span></text:span></text:a></text:p>
            </text:list-item>
            <text:list-item>
              <text:p text:style-name="P56"><text:a xlink:type="simple" xlink:href="http://docs.openstack.org/developer/"><text:span text:style-name="Internet_20_link"><text:span text:style-name="T6">http://docs.openstack.org/developer/</text:span></text:span></text:a></text:p>
            </text:list-item>
            <text:list-item>
              <text:p text:style-name="P56"><text:span text:style-name="Internet_20_link"><text:span text:style-name="T6">http://docs.openstack.org/developer/swift/development_saio.html</text:span></text:span></text:p>
            </text:list-item>
          </text:list>
        </text:list-item>
        <text:list-item>
          <text:p text:style-name="P43">Linux Kernel Development – Robert Love, Editorial Addison Wesley.</text:p>
        </text:list-item>
        <text:list-item>
          <text:p text:style-name="P43">Linux Device Drivers – Jonathan Corbet, Alessandro Rubini and Greg KroaH-Hartman, Editorial O'Reilly.</text:p>
        </text:list-item>
        <text:list-item>
          <text:p text:style-name="P43">Understanding the linux kernel – Daniel P. Bovet and Marco Cesati.</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4" style:family="text">
      <style:text-properties fo:font-size="14pt" fo:font-weight="bold" style:font-size-asian="14pt" style:font-weight-asian="bold" style:font-size-complex="14pt" style:font-weight-complex="bold"/>
    </style:style>
    <style:style style:name="WW8Num2z2" style:family="text">
      <style:text-properties fo:font-size="14pt" fo:font-weight="bold" style:font-size-asian="14pt" style:font-weight-asian="bold" style:font-size-complex="14pt" style:font-weight-complex="bold"/>
    </style:style>
    <style:style style:name="WW8Num3z0" style:family="text">
      <style:text-properties fo:font-size="14pt" fo:font-weight="bold" style:font-size-asian="14pt" style:font-weight-asian="bold" style:font-size-complex="14pt" style:font-weight-complex="bold"/>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Absatz-Standardschriftart" style:family="text"/>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style:list-level-properties>
      </text:list-level-style-number>
      <text:list-level-style-number text:level="3"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7"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8"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9"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2z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425in" fo:text-indent="-0.25in" fo:margin-left="2.24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007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2425in" fo:text-indent="-0.25in" fo:margin-left="0.242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2T19:00:25</meta:creation-date>
    <dc:date>2012-09-25T00:52:18</dc:date>
    <meta:editing-cycles>115</meta:editing-cycles>
    <meta:editing-duration>P2DT16H31M25S</meta:editing-duration>
    <meta:generator>LibreOffice/3.5$Linux_x86 LibreOffice_project/350m1$Build-2</meta:generator>
    <meta:document-statistic meta:table-count="1" meta:image-count="6" meta:object-count="0" meta:page-count="24" meta:paragraph-count="590" meta:word-count="9942" meta:character-count="66859" meta:non-whitespace-character-count="57155"/>
    <meta:user-defined meta:name="Información 1"/>
    <meta:user-defined meta:name="Información 2"/>
    <meta:user-defined meta:name="Información 3"/>
    <meta:user-defined meta:name="Información 4"/>
  </office:meta>
</office:document-meta>
</file>